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Pictures/100027020000108B00000B1E6025F57CEA380A21.svg" manifest:media-type="image/svg+xml"/>
  <manifest:file-entry manifest:full-path="Pictures/100000000000009F0000006BB385DC63066E07C0.png" manifest:media-type="image/png"/>
  <manifest:file-entry manifest:full-path="Pictures/100024B50000108B00000B1E88C5B46C41B92568.svg" manifest:media-type="image/svg+xml"/>
  <manifest:file-entry manifest:full-path="Pictures/10000201000000A00000006C3FE3068B723260FD.png" manifest:media-type="image/png"/>
  <manifest:file-entry manifest:full-path="Pictures/10000201000000A00000006C5336EF2D19B98D6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2" svg:font-family="'Noto Sans'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Noto Sans1" svg:font-family="'Noto Sans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svg:stroke-width="0.03cm" draw:marker-start="Rounded_20_short_20_Arrow" draw:marker-start-width="0.2cm" draw:marker-end-width="0.2cm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757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757cm" fo:padding-left="0cm" fo:padding-right="0cm"/>
    </style:style>
    <style:style style:name="gr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none" draw:fill="none" draw:ole-draw-aspect="1" style:protect="size"/>
    </style:style>
    <style:style style:name="gr9" style:family="graphic" style:parent-style-name="standard">
      <style:graphic-properties svg:stroke-width="0cm" draw:marker-start-width="0.305cm" draw:marker-end="Symmetric_20_Arrow" draw:marker-end-width="0.3cm" fo:padding-top="0.125cm" fo:padding-bottom="0.125cm" fo:padding-left="0.25cm" fo:padding-right="0.25cm"/>
    </style:style>
    <style:style style:name="gr10" style:family="graphic" style:parent-style-name="standard">
      <style:graphic-properties draw:stroke="none" draw:fill="solid" draw:fill-color="#000000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452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9cm" fo:min-width="0.488cm" fo:padding-top="0cm" fo:padding-bottom="0cm" fo:padding-left="0cm" fo:padding-right="0cm"/>
    </style:style>
    <style:style style:name="gr13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solid" draw:stroke-dash="Dashed_20__28_var_29__20_1" svg:stroke-width="0.03cm" svg:stroke-color="#000000" draw:marker-start="Rounded_20_short_20_Arrow" draw:marker-start-width="0.2cm" draw:marker-start-center="false" draw:marker-end-width="0.199cm" draw:marker-end-center="true" svg:stroke-opacity="100%" draw:stroke-linejoin="roun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5" style:family="graphic" style:parent-style-name="standard">
      <style:graphic-properties draw:stroke="solid" draw:stroke-dash="Dashed_20__28_var_29__20_1379" svg:stroke-width="0.03cm" svg:stroke-color="#000000" draw:marker-start-width="0.2cm" draw:marker-start-center="false" draw:marker-end-width="0.2cm" draw:marker-end-center="false" svg:stroke-opacity="100%" draw:stroke-linejoin="round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solid" draw:stroke-dash="Dashed_20__28_var_29__20_1" svg:stroke-width="0cm" svg:stroke-color="#000000" draw:marker-start-width="0.31cm" draw:marker-start-center="false" draw:marker-end="Symmetric_20_Arrow" draw:marker-end-width="0.26cm" draw:marker-end-center="false" svg:stroke-opacity="100%" draw:stroke-linejoin="round" draw:textarea-horizontal-align="center" draw:textarea-vertical-align="middle" fo:padding-top="-0.001cm" fo:padding-bottom="-0.001cm" fo:padding-left="-0.001cm" fo:padding-right="-0.001cm" draw:shadow="hidden" draw:shadow-offset-x="0.3cm" draw:shadow-offset-y="0.3cm" draw:shadow-color="#808080" draw:shadow-opacity="100%"/>
    </style:style>
    <style:style style:name="gr18" style:family="graphic" style:parent-style-name="standard">
      <style:graphic-properties draw:stroke="solid" draw:stroke-dash="Dashed_20__28_var_29__20_1" svg:stroke-width="0.03cm" svg:stroke-color="#000000" draw:marker-start="Rounded_20_short_20_Arrow" draw:marker-start-width="0.2cm" draw:marker-start-center="false" draw:marker-end-width="0.199cm" draw:marker-end-center="tru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9" style:family="graphic" style:parent-style-name="standard">
      <style:graphic-properties draw:stroke="solid" draw:stroke-dash="Dashed_20__28_var_29__20_1" svg:stroke-width="0.03cm" svg:stroke-color="#000000" draw:marker-start-width="0.2cm" draw:marker-start-center="false" draw:marker-end="Rounded_20_short_20_Arrow" draw:marker-end-width="0.199cm" draw:marker-end-center="tru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0" style:family="graphic" style:parent-style-name="standard">
      <style:graphic-properties draw:stroke="solid" draw:stroke-dash="Dashed_20__28_var_29__20_1" svg:stroke-width="0.03cm" svg:stroke-color="#000000" draw:marker-start-width="0.349cm" draw:marker-start-center="false" draw:marker-end-width="0.199cm" draw:marker-end-center="true" svg:stroke-opacity="100%" draw:stroke-linejoin="roun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1" style:family="graphic" style:parent-style-name="standard">
      <style:graphic-properties draw:stroke="solid" draw:stroke-dash="Dashed_20__28_var_29__20_1379" svg:stroke-width="0.03cm" svg:stroke-color="#000000" draw:marker-start="Rounded_20_short_20_Arrow" draw:marker-start-width="0.2cm" draw:marker-start-center="false" draw:marker-end-width="0.2cm" draw:marker-end-center="false" svg:stroke-opacity="100%" draw:stroke-linejoin="round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2" style:family="graphic" style:parent-style-name="standard">
      <style:graphic-properties draw:stroke="solid" draw:stroke-dash="Dashed_20__28_var_29__20_1" svg:stroke-width="0.03cm" svg:stroke-color="#000000" draw:marker-start-width="0.349cm" draw:marker-start-center="false" draw:marker-end-width="0.349cm" draw:marker-end-center="false" svg:stroke-opacity="100%" draw:stroke-linejoin="round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3" style:family="graphic" style:parent-style-name="standard">
      <style:graphic-properties draw:stroke="solid" draw:stroke-dash="Dashed_20__28_var_29__20_1" svg:stroke-width="0cm" svg:stroke-color="#000000" draw:marker-start-width="0.31cm" draw:marker-start-center="false" draw:marker-end="Rounded_20_short_20_Arrow" draw:marker-end-width="0.199cm" draw:marker-end-center="true" svg:stroke-opacity="100%" draw:stroke-linejoin="roun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24" style:family="graphic" style:parent-style-name="standard">
      <style:graphic-properties draw:stroke="solid" draw:stroke-dash="Dashed_20__28_var_29__20_1" svg:stroke-width="0cm" svg:stroke-color="#000000" svg:stroke-opacity="100%" draw:stroke-linejoin="round" draw:fill="solid" draw:fill-color="#0000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hidden" draw:shadow-offset-x="0.3cm" draw:shadow-offset-y="0.3cm" draw:shadow-color="#808080" draw:shadow-opacity="100%"/>
    </style:style>
    <style:style style:name="gr25" style:family="graphic" style:parent-style-name="standard">
      <style:graphic-properties draw:stroke="none" draw:stroke-dash="Dashed_20__28_var_29__20_1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835cm" fo:min-width="1.09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>
      <style:graphic-properties draw:stroke="none" draw:stroke-dash="Dashed_20__28_var_29__20_1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834cm" fo:min-width="1.09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>
      <style:graphic-properties draw:stroke="none" draw:stroke-dash="Dashed_20__28_var_29__20_1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835cm" fo:min-width="1.794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>
      <style:graphic-properties draw:stroke="solid" draw:stroke-dash="Dashed_20__28_var_29__20_1" svg:stroke-width="0cm" svg:stroke-color="#000000" draw:marker-start-width="0.31cm" draw:marker-start-center="false" draw:marker-end="Rounded_20_short_20_Arrow" draw:marker-end-width="0.199cm" draw:marker-end-center="false" svg:stroke-opacity="100%" draw:stroke-linejoin="round" draw:textarea-horizontal-align="center" draw:textarea-vertical-align="middle" fo:padding-top="-0.001cm" fo:padding-bottom="-0.001cm" fo:padding-left="-0.001cm" fo:padding-right="-0.001cm" draw:shadow="hidden" draw:shadow-offset-x="0.3cm" draw:shadow-offset-y="0.3cm" draw:shadow-color="#808080" draw:shadow-opacity="100%"/>
    </style:style>
    <style:style style:name="gr29" style:family="graphic" style:parent-style-name="standard">
      <style:graphic-properties draw:stroke="none" draw:stroke-dash="Dashed_20__28_var_29__20_1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fo:max-height="0cm" fo:max-width="0cm" fo:min-height="0.693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>
      <style:graphic-properties draw:stroke="none" draw:fill="solid" draw:fill-color="#000000" draw:textarea-horizontal-align="center" draw:textarea-vertical-align="middle" draw:shadow="hidden"/>
    </style:style>
    <style:style style:name="gr40" style:family="graphic" style:parent-style-name="standard" style:list-style-name="L1">
      <style:graphic-properties draw:stroke="solid" draw:stroke-dash="Dashed_20__28_var_29__20_1399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1400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1401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1402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1403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1404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1405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>
      <style:graphic-properties draw:fill="solid" draw:fill-color="#000000"/>
    </style:style>
    <style:style style:name="gr48" style:family="graphic" style:parent-style-name="standard">
      <style:graphic-properties svg:stroke-width="0.03cm" draw:marker-start-width="0.2cm" draw:marker-end="Rounded_20_short_20_Arrow" draw:marker-end-width="0.2cm" fo:padding-top="0.14cm" fo:padding-bottom="0.14cm" fo:padding-left="0.265cm" fo:padding-right="0.265cm"/>
    </style:style>
    <style:style style:name="gr49" style:family="graphic" style:parent-style-name="standard">
      <style:graphic-properties svg:stroke-width="0.03cm" draw:marker-start="Rounded_20_short_20_Arrow" draw:marker-start-width="0.2cm" draw:marker-end-width="0.28cm" fo:padding-top="0.14cm" fo:padding-bottom="0.14cm" fo:padding-left="0.265cm" fo:padding-right="0.265cm"/>
    </style:style>
    <style:style style:name="gr5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942cm" fo:padding-top="0cm" fo:padding-bottom="0cm" fo:padding-left="0cm" fo:padding-right="0cm"/>
    </style:style>
    <style:style style:name="gr5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943cm" fo:padding-top="0cm" fo:padding-bottom="0cm" fo:padding-left="0cm" fo:padding-right="0cm"/>
    </style:style>
    <style:style style:name="gr5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576cm" fo:min-width="0.748cm" fo:padding-top="0cm" fo:padding-bottom="0cm" fo:padding-left="0cm" fo:padding-right="0cm"/>
    </style:style>
    <style:style style:name="gr5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8cm" fo:padding-top="0cm" fo:padding-bottom="0cm" fo:padding-left="0cm" fo:padding-right="0cm"/>
    </style:style>
    <style:style style:name="gr5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17cm" fo:min-width="0.669cm" fo:padding-top="0cm" fo:padding-bottom="0cm" fo:padding-left="0cm" fo:padding-right="0cm"/>
    </style:style>
    <style:style style:name="gr5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7cm" fo:min-width="0.298cm" fo:padding-top="0cm" fo:padding-bottom="0cm" fo:padding-left="0cm" fo:padding-right="0cm"/>
    </style:style>
    <style:style style:name="gr56" style:family="graphic" style:parent-style-name="standard" style:list-style-name="L1">
      <style:graphic-properties draw:stroke="solid" draw:stroke-dash="Dashed_20__28_var_29__20_140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140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1408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1409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1410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1411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1412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1413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1414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>
      <style:graphic-properties draw:marker-end="Rounded_20_short_20_Arrow" draw:marker-end-width="0.2cm"/>
    </style:style>
    <style:style style:name="gr66" style:family="graphic" style:parent-style-name="standard" style:list-style-name="L1">
      <style:graphic-properties draw:stroke="solid" draw:stroke-dash="Dashed_20__28_var_29__20_1415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892cm" fo:padding-top="0cm" fo:padding-bottom="0cm" fo:padding-left="0cm" fo:padding-right="0cm"/>
    </style:style>
    <style:style style:name="gr6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9cm" fo:min-width="0.452cm" fo:padding-top="0cm" fo:padding-bottom="0cm" fo:padding-left="0cm" fo:padding-right="0cm"/>
    </style:style>
    <style:style style:name="gr70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9cm" fo:min-width="0.349cm" fo:padding-top="0cm" fo:padding-bottom="0cm" fo:padding-left="0cm" fo:padding-right="0cm"/>
    </style:style>
    <style:style style:name="gr72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>
      <style:graphic-properties draw:stroke="solid" draw:stroke-dash="Dashed_20__28_var_29__20_1337" svg:stroke-width="0.028cm" svg:stroke-color="#000000" draw:marker-start="Rounded_20_short_20_Arrow" draw:marker-start-width="0.197cm" draw:marker-start-center="false" draw:marker-end-width="0.197cm" draw:marker-end-center="false" svg:stroke-opacity="100%" draw:stroke-linejoin="round" draw:fill="solid" draw:fill-color="#ffffff" draw:textarea-horizontal-align="center" draw:textarea-vertical-align="middle" fo:padding-top="0.013cm" fo:padding-bottom="0.013cm" fo:padding-left="0.013cm" fo:padding-right="0.013cm" draw:shadow="hidden" draw:shadow-offset-x="0.3cm" draw:shadow-offset-y="0.3cm" draw:shadow-color="#808080" draw:shadow-opacity="100%"/>
    </style:style>
    <style:style style:name="gr79" style:family="graphic" style:parent-style-name="standard">
      <style:graphic-properties draw:stroke="solid" draw:stroke-dash="Dashed_20__28_var_29__20_1337" svg:stroke-width="0.028cm" svg:stroke-color="#000000" draw:marker-start-width="0.197cm" draw:marker-start-center="false" draw:marker-end="Rounded_20_short_20_Arrow" draw:marker-end-width="0.197cm" draw:marker-end-center="false" svg:stroke-opacity="100%" draw:stroke-linejoin="round" draw:fill="solid" draw:fill-color="#ffffff" draw:textarea-horizontal-align="center" draw:textarea-vertical-align="middle" fo:padding-top="0.013cm" fo:padding-bottom="0.013cm" fo:padding-left="0.013cm" fo:padding-right="0.013cm" draw:shadow="hidden" draw:shadow-offset-x="0.3cm" draw:shadow-offset-y="0.3cm" draw:shadow-color="#808080" draw:shadow-opacity="100%"/>
    </style:style>
    <style:style style:name="gr80" style:family="graphic" style:parent-style-name="standard">
      <style:graphic-properties draw:stroke="solid" draw:stroke-dash="Dashed_20__28_var_29__20_1351" svg:stroke-width="0cm" svg:stroke-color="#000000" draw:marker-start-width="0.2cm" draw:marker-start-center="false" draw:marker-end="Symmetric_20_Arrow" draw:marker-end-width="0.3cm" draw:marker-end-center="false" svg:stroke-opacity="100%" draw:stroke-linejoin="round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81" style:family="graphic" style:parent-style-name="standard">
      <style:graphic-properties draw:stroke="solid" draw:stroke-dash="Dashed_20__28_var_29__20_1337" svg:stroke-width="0.03cm" svg:stroke-color="#000000" draw:marker-start-width="0.2cm" draw:marker-start-center="false" draw:marker-end="Rounded_20_short_20_Arrow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82" style:family="graphic" style:parent-style-name="standard">
      <style:graphic-properties draw:stroke="solid" draw:stroke-dash="Dashed_20__28_var_29__20_1354" svg:stroke-width="0cm" svg:stroke-color="#000000" draw:marker-start-width="0.2cm" draw:marker-start-center="false" draw:marker-end-width="0.2cm" draw:marker-end-center="false" svg:stroke-opacity="100%" draw:stroke-linejoin="round" draw:fill="solid" draw:fill-color="#000000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fo:padding-top="0.125cm" fo:padding-bottom="0.125cm" fo:padding-left="0.25cm" fo:padding-right="0.25cm" draw:shadow="hidden" draw:shadow-offset-x="0.3cm" draw:shadow-offset-y="0.3cm" draw:shadow-color="#808080" draw:shadow-opacity="100%" style:protect="size"/>
    </style:style>
    <style:style style:name="gr83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7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2cm" fo:min-width="0.718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>
      <style:graphic-properties draw:stroke="solid" draw:stroke-dash="Dashed_20__28_var_29__20_1352" svg:stroke-width="0cm" svg:stroke-color="#000000" draw:marker-start-width="0.2cm" draw:marker-start-center="false" draw:marker-end-width="0.2cm" draw:marker-end-center="false" svg:stroke-opacity="100%" draw:stroke-linejoin="round" draw:fill="solid" draw:fill-color="#000000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fo:padding-top="0.125cm" fo:padding-bottom="0.125cm" fo:padding-left="0.25cm" fo:padding-right="0.25cm" draw:shadow="hidden" draw:shadow-offset-x="0.3cm" draw:shadow-offset-y="0.3cm" draw:shadow-color="#808080" draw:shadow-opacity="100%" style:protect="size"/>
    </style:style>
    <style:style style:name="gr8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19cm" fo:min-width="0.556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19cm" fo:min-width="0.642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>
      <style:graphic-properties svg:stroke-width="0.035cm" draw:marker-start-width="0.352cm" draw:marker-end-width="0.352cm" draw:fill-color="#add8e6" draw:textarea-horizontal-align="justify" draw:textarea-vertical-align="middle" draw:auto-grow-height="false" fo:min-height="0.524cm" fo:min-width="3.304cm" fo:padding-top="0.1cm" fo:padding-bottom="0.1cm" fo:padding-left="0.267cm" fo:padding-right="0.267cm"/>
    </style:style>
    <style:style style:name="gr93" style:family="graphic" style:parent-style-name="standard">
      <style:graphic-properties draw:stroke="none" draw:fill="none" draw:textarea-vertical-align="middle" fo:min-height="0.767cm" fo:padding-top="0cm" fo:padding-bottom="0cm" fo:padding-left="0cm" fo:padding-right="0cm"/>
    </style:style>
    <style:style style:name="gr94" style:family="graphic" style:parent-style-name="objectwithoutfill">
      <style:graphic-properties draw:stroke="dash" draw:stroke-dash="Dashed_20__28_var_29_" svg:stroke-width="0.028cm" draw:marker-start-width="0.343cm" draw:marker-end-width="0.343cm" draw:fill="none" draw:textarea-horizontal-align="center" draw:textarea-vertical-align="middle" fo:padding-top="0.14cm" fo:padding-bottom="0.14cm" fo:padding-left="0.265cm" fo:padding-right="0.265cm"/>
    </style:style>
    <style:style style:name="gr95" style:family="graphic" style:parent-style-name="standard">
      <style:graphic-properties svg:stroke-width="0.035cm" draw:marker-start-width="0.252cm" draw:marker-end-width="0.252cm" draw:fill="solid" draw:fill-color="#add8e6" draw:textarea-horizontal-align="justify" draw:textarea-vertical-align="middle" draw:auto-grow-height="false" fo:min-height="0.194cm" fo:min-width="0.396cm" fo:padding-top="0.05cm" fo:padding-bottom="0.1cm" fo:padding-left="0cm" fo:padding-right="0cm"/>
    </style:style>
    <style:style style:name="gr96" style:family="graphic" style:parent-style-name="standard">
      <style:graphic-properties svg:stroke-width="0.035cm" draw:marker-start-width="0.252cm" draw:marker-end-width="0.252cm" draw:fill="solid" draw:fill-color="#add8e6" draw:textarea-horizontal-align="justify" draw:textarea-vertical-align="middle" draw:auto-grow-height="false" fo:min-height="0.195cm" fo:min-width="0.422cm" fo:padding-top="0.05cm" fo:padding-bottom="0.1cm" fo:padding-left="0cm" fo:padding-right="0cm"/>
    </style:style>
    <style:style style:name="gr97" style:family="graphic" style:parent-style-name="standard">
      <style:graphic-properties draw:stroke="dash" draw:stroke-dash="Dashed_20__28_var_29_" svg:stroke-width="0.028cm" svg:stroke-color="#000000" draw:marker-start-width="0.197cm" draw:marker-start-center="false" draw:marker-end="" draw:marker-end-width="0.197cm" draw:marker-end-center="false" svg:stroke-opacity="100%" draw:stroke-linejoin="round" draw:fill="solid" draw:fill-color="#ffffff" draw:textarea-horizontal-align="center" draw:textarea-vertical-align="middle" fo:padding-top="0.013cm" fo:padding-bottom="0.013cm" fo:padding-left="0.013cm" fo:padding-right="0.013cm" draw:shadow="hidden" draw:shadow-offset-x="0.3cm" draw:shadow-offset-y="0.3cm" draw:shadow-color="#808080" draw:shadow-opacity="100%"/>
    </style:style>
    <style:style style:name="gr98" style:family="graphic" style:parent-style-name="standard">
      <style:graphic-properties draw:stroke="solid" draw:stroke-dash="Dashed_20__28_var_29__20_1335" svg:stroke-width="0.03cm" svg:stroke-color="#000000" draw:marker-start-width="0.2cm" draw:marker-start-center="false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99" style:family="graphic" style:parent-style-name="standard">
      <style:graphic-properties draw:stroke="solid" draw:stroke-dash="Dashed_20__28_var_29__20_1336" svg:stroke-width="0.03cm" svg:stroke-color="#000000" draw:marker-start="Symmetric_20_Arrow" draw:marker-start-width="0.2cm" draw:marker-start-center="true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00" style:family="graphic" style:parent-style-name="standard">
      <style:graphic-properties draw:stroke="none" draw:stroke-dash="Dashed_20__28_var_29__20_1343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684cm" fo:min-width="0.936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683cm" fo:min-width="0.93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>
      <style:graphic-properties draw:stroke="solid" draw:stroke-dash="Dashed_20__28_var_29__20_1337" svg:stroke-width="0.03cm" svg:stroke-color="#000000" draw:marker-start="Rounded_20_short_20_Arrow" draw:marker-start-width="0.2cm" draw:marker-start-center="false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03" style:family="graphic" style:parent-style-name="standard">
      <style:graphic-properties draw:stroke="solid" draw:stroke-dash="Dashed_20__28_var_29__20_1357" svg:stroke-width="0cm" svg:stroke-color="#000000" draw:marker-start-width="0.2cm" draw:marker-start-center="false" draw:marker-end="Symmetric_20_Arrow" draw:marker-end-width="0.3cm" draw:marker-end-center="false" svg:stroke-opacity="100%" draw:stroke-linejoin="round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104" style:family="graphic" style:parent-style-name="objectwithoutfill">
      <style:graphic-properties draw:stroke-dash="Dashed_20__28_var_29__20_1337" svg:stroke-width="0.03cm" draw:marker-start-width="0.2cm" draw:marker-end="Rounded_20_short_20_Arrow" draw:marker-end-width="0.2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105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51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647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69cm" fo:min-width="0.45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37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dash" draw:stroke-dash="Line_20_Style_20_9" svg:stroke-width="0.05cm" svg:stroke-color="#80808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>
      <style:graphic-properties draw:stroke="solid" draw:stroke-dash="Dashed_20__28_var_29__20_1337" svg:stroke-width="0.03cm" svg:stroke-color="#000000" draw:marker-start-width="0.2cm" draw:marker-start-center="false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22" style:family="graphic" style:parent-style-name="standard">
      <style:graphic-properties draw:stroke="none" draw:stroke-dash="Dashed_20__28_var_29__20_1343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2cm" fo:min-width="0.987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757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>
      <style:graphic-properties draw:stroke="solid" draw:stroke-dash="Dashed_20__28_var_29__20_1351" svg:stroke-width="0cm" svg:stroke-color="#000000" draw:marker-start="Symmetric_20_Arrow" draw:marker-start-width="0.3cm" draw:marker-start-center="false" draw:marker-end-width="0.3cm" draw:marker-end-center="false" svg:stroke-opacity="100%" draw:stroke-linejoin="round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130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dash" draw:stroke-dash="Line_20_Style_20_9" svg:stroke-width="0.05cm" svg:stroke-color="#80808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>
      <style:graphic-properties svg:stroke-width="0.035cm" draw:marker-start-width="0.252cm" draw:marker-end-width="0.252cm" draw:fill="solid" draw:fill-color="#add8e6" draw:textarea-horizontal-align="justify" draw:textarea-vertical-align="middle" draw:auto-grow-height="false" fo:min-height="0.23cm" fo:min-width="0.396cm" fo:padding-top="0.05cm" fo:padding-bottom="0.1cm" fo:padding-left="0cm" fo:padding-right="0cm"/>
    </style:style>
    <style:style style:name="gr143" style:family="graphic" style:parent-style-name="standard">
      <style:graphic-properties svg:stroke-width="0.035cm" draw:marker-start-width="0.252cm" draw:marker-end-width="0.252cm" draw:fill="solid" draw:fill-color="#add8e6" draw:textarea-horizontal-align="justify" draw:textarea-vertical-align="middle" draw:auto-grow-height="false" fo:min-height="0.228cm" fo:min-width="0.396cm" fo:padding-top="0.05cm" fo:padding-bottom="0.1cm" fo:padding-left="0cm" fo:padding-right="0cm"/>
    </style:style>
    <style:style style:name="gr144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objectwithoutfill">
      <style:graphic-properties draw:stroke-dash="Dashed_20__28_var_29__20_1337" svg:stroke-width="0.028cm" draw:marker-start="Rounded_20_short_20_Arrow" draw:marker-start-width="0.197cm" draw:marker-end-width="0.197cm" draw:fill="solid" draw:fill-color="#ffffff" draw:textarea-horizontal-align="center" draw:textarea-vertical-align="middle" fo:padding-top="0.139cm" fo:padding-bottom="0.139cm" fo:padding-left="0.264cm" fo:padding-right="0.264cm"/>
    </style:style>
    <style:style style:name="gr14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19cm" fo:min-width="0.98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>
      <style:graphic-properties svg:stroke-width="0.035cm" draw:marker-start-width="0.252cm" draw:marker-end-width="0.252cm" draw:fill="solid" draw:fill-color="#add8e6" draw:textarea-horizontal-align="justify" draw:textarea-vertical-align="middle" draw:auto-grow-height="false" fo:min-height="0.189cm" fo:min-width="0.396cm" fo:padding-top="0.05cm" fo:padding-bottom="0.1cm" fo:padding-left="0cm" fo:padding-right="0cm"/>
    </style:style>
    <style:style style:name="gr153" style:family="graphic" style:parent-style-name="standard">
      <style:graphic-properties svg:stroke-width="0.035cm" draw:marker-start-width="0.352cm" draw:marker-end-width="0.352cm" draw:fill-color="#add8e6" draw:textarea-horizontal-align="justify" draw:textarea-vertical-align="middle" draw:auto-grow-height="false" fo:min-height="0.524cm" fo:min-width="4.089cm" fo:padding-top="0.1cm" fo:padding-bottom="0.1cm" fo:padding-left="0.267cm" fo:padding-right="0.267cm"/>
    </style:style>
    <style:style style:name="gr154" style:family="graphic" style:parent-style-name="standard">
      <style:graphic-properties svg:stroke-width="0.035cm" draw:marker-start-width="0.252cm" draw:marker-end-width="0.252cm" draw:fill="solid" draw:fill-color="#add8e6" draw:textarea-horizontal-align="justify" draw:textarea-vertical-align="middle" draw:auto-grow-height="false" fo:min-height="0.187cm" fo:min-width="0.396cm" fo:padding-top="0.05cm" fo:padding-bottom="0.1cm" fo:padding-left="0cm" fo:padding-right="0cm"/>
    </style:style>
    <style:style style:name="gr155" style:family="graphic" style:parent-style-name="standard" style:list-style-name="L1">
      <style:graphic-properties svg:stroke-width="0.053cm" draw:marker-start-width="0.379cm" draw:marker-end-width="0.379cm" draw:fill-color="#add8e6" draw:textarea-horizontal-align="justify" draw:textarea-vertical-align="middle" draw:auto-grow-height="false" fo:min-height="0.851cm" fo:min-width="2.69cm" fo:padding-top="0.151cm" fo:padding-bottom="0.151cm" fo:padding-left="0.276cm" fo:padding-right="0.276cm" fo:wrap-option="no-wrap"/>
    </style:style>
    <style:style style:name="gr156" style:family="graphic" style:parent-style-name="standard">
      <style:graphic-properties svg:stroke-width="0.035cm" draw:marker-start-width="0.252cm" draw:marker-end-width="0.252cm" draw:fill="solid" draw:fill-color="#add8e6" draw:textarea-horizontal-align="justify" draw:textarea-vertical-align="middle" draw:auto-grow-height="false" fo:min-height="0.214cm" fo:min-width="0.396cm" fo:padding-top="0.05cm" fo:padding-bottom="0.1cm" fo:padding-left="0cm" fo:padding-right="0cm"/>
    </style:style>
    <style:style style:name="gr15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0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1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98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19cm" fo:min-width="0.37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1.026cm" fo:min-width="0.98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.924cm"/>
    </style:style>
    <style:style style:name="gr175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>
      <style:graphic-properties draw:stroke="dash" draw:stroke-dash="Fine_20_Dashed" svg:stroke-width="0.053cm" svg:stroke-color="#c5000b" draw:marker-start-width="0.379cm" draw:marker-end-width="0.379cm" draw:fill="none" draw:textarea-horizontal-align="justify" draw:textarea-vertical-align="middle" draw:auto-grow-height="false" fo:min-height="2.44cm" fo:min-width="4.866cm" fo:padding-top="0.151cm" fo:padding-bottom="0.151cm" fo:padding-left="0.276cm" fo:padding-right="0.276cm"/>
    </style:style>
    <style:style style:name="gr182" style:family="graphic" style:parent-style-name="standard">
      <style:graphic-properties draw:stroke="dash" draw:stroke-dash="Fine_20_Dashed" svg:stroke-width="0.053cm" svg:stroke-color="#3465a4" draw:marker-start-width="0.379cm" draw:marker-end-width="0.379cm" draw:fill="none" draw:textarea-horizontal-align="justify" draw:textarea-vertical-align="middle" draw:auto-grow-height="false" fo:min-height="2.184cm" fo:min-width="4.866cm" fo:padding-top="0.151cm" fo:padding-bottom="0.151cm" fo:padding-left="0.276cm" fo:padding-right="0.276cm"/>
    </style:style>
    <style:style style:name="gr183" style:family="graphic" style:parent-style-name="standard">
      <style:graphic-properties draw:stroke="solid" draw:stroke-dash="Dashed_20__28_var_29__20_1337" svg:stroke-width="0.03cm" svg:stroke-color="#000000" draw:marker-start="" draw:marker-start-width="0.2cm" draw:marker-start-center="false" draw:marker-end="Arrow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84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>
      <style:graphic-properties draw:stroke="solid" draw:stroke-dash="Dashed_20__28_var_29__20_1337" svg:stroke-width="0.03cm" svg:stroke-color="#000000" draw:marker-start="Arrow" draw:marker-start-width="0.2cm" draw:marker-start-center="false" draw:marker-end="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93" style:family="graphic" style:parent-style-name="standard">
      <style:graphic-properties draw:stroke="dash" draw:stroke-dash="Fine_20_Dashed" svg:stroke-width="0.053cm" svg:stroke-color="#c5000b" draw:marker-start-width="0.379cm" draw:marker-end-width="0.379cm" draw:fill="none" draw:textarea-horizontal-align="justify" draw:textarea-vertical-align="middle" draw:auto-grow-height="false" fo:min-height="2.306cm" fo:min-width="4.666cm" fo:padding-top="0.151cm" fo:padding-bottom="0.151cm" fo:padding-left="0.276cm" fo:padding-right="0.276cm"/>
    </style:style>
    <style:style style:name="gr194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>
      <style:graphic-properties draw:stroke="dash" draw:stroke-dash="Fine_20_Dashed" svg:stroke-width="0.053cm" svg:stroke-color="#3465a4" draw:marker-start-width="0.379cm" draw:marker-end-width="0.379cm" draw:fill="none" draw:textarea-horizontal-align="justify" draw:textarea-vertical-align="middle" draw:auto-grow-height="false" fo:min-height="2.252cm" fo:min-width="4.666cm" fo:padding-top="0.151cm" fo:padding-bottom="0.151cm" fo:padding-left="0.276cm" fo:padding-right="0.276cm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6cm" fo:min-width="0.924cm"/>
    </style:style>
    <style:style style:name="gr204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1pt" style:font-size-complex="11pt"/>
    </style:style>
    <style:style style:name="P3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2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ffffff"/>
      <style:text-properties fo:font-size="12pt"/>
    </style:style>
    <style:style style:name="P11" style:family="paragraph">
      <loext:graphic-properties draw:fill="solid" draw:fill-color="#0000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text-properties fo:font-size="12pt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 fo:hyphenate="false"/>
    </style:style>
    <style:style style:name="P14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style-asian="italic" style:font-style-complex="italic" style:text-scale="0%" fo:hyphenate="false"/>
    </style:style>
    <style:style style:name="P15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solid" draw:fill-color="#000000"/>
      <style:paragraph-properties fo:text-align="center"/>
    </style:style>
    <style:style style:name="P17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2pt" fo:font-style="italic" fo:text-shadow="none" style:text-underline-style="none" fo:font-weight="normal" style:letter-kerning="true" style:font-name-asian="SimSun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size="12pt" fo:font-style="italic" fo:text-shadow="none" style:text-underline-style="none" fo:font-weight="normal" style:letter-kerning="true" style:font-name-asian="SimSun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000000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size="12pt" fo:font-style="italic" fo:text-shadow="none" style:text-underline-style="none" fo:font-weight="normal" style:letter-kerning="true" style:font-name-asian="SimSun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hyphenate="false"/>
    </style:style>
    <style:style style:name="P24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2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 fo:hyphenate="false"/>
    </style:style>
    <style:style style:name="P25" style:family="paragraph">
      <style:paragraph-properties fo:text-align="center" style:writing-mode="lr-tb"/>
      <style:text-properties fo:font-size="12pt" style:font-size-asian="12pt" style:font-size-complex="12pt"/>
    </style:style>
    <style:style style:name="P26" style:family="paragraph">
      <loext:graphic-properties draw:fill-color="#add8e6"/>
      <style:paragraph-properties fo:text-align="center" style:writing-mode="lr-tb"/>
      <style:text-properties fo:font-size="12pt" style:font-size-asian="12pt" style:font-size-complex="12pt"/>
    </style:style>
    <style:style style:name="P27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28" style:family="paragraph">
      <loext:graphic-properties draw:fill="none"/>
      <style:paragraph-properties fo:text-align="center"/>
    </style:style>
    <style:style style:name="P29" style:family="paragraph">
      <style:paragraph-properties fo:text-align="center" style:writing-mode="lr-tb"/>
      <style:text-properties fo:color="#000000" style:font-name="Noto Sans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0" style:family="paragraph">
      <loext:graphic-properties draw:fill="solid" draw:fill-color="#add8e6"/>
      <style:paragraph-properties fo:text-align="center" style:writing-mode="lr-tb"/>
      <style:text-properties fo:color="#000000" style:font-name="Noto Sans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1" style:family="paragraph">
      <loext:graphic-properties draw:fill="solid" draw:fill-color="#ffffff"/>
      <style:paragraph-properties fo:text-align="center"/>
      <style:text-properties style:font-name="Arial2" fo:font-size="12pt" fo:font-style="italic" style:font-name-asian="SimSun" style:font-size-asian="24pt" style:font-size-complex="24pt"/>
    </style:style>
    <style:style style:name="P32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808080" style:text-outline="false" style:text-line-through-style="none" style:text-line-through-type="none" style:text-position="0% 100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33" style:family="paragraph">
      <loext:graphic-properties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34" style:family="paragraph">
      <loext:graphic-properties draw:fill="none"/>
      <style:paragraph-properties style:writing-mode="lr-tb"/>
      <style:text-properties style:font-name="Noto Sans1" fo:font-size="16pt" fo:font-weight="bold" style:font-size-asian="16pt" style:font-weight-asian="bold" style:font-size-complex="16pt" style:font-weight-complex="bold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6" style:family="paragraph">
      <loext:graphic-properties draw:fill-color="#add8e6"/>
      <style:paragraph-properties fo:margin-left="0cm" fo:margin-right="0cm" fo:margin-top="0cm" fo:margin-bottom="0cm" fo:line-height="100%" fo:text-align="center" fo:text-indent="0cm" style:writing-mode="lr-tb"/>
    </style:style>
    <style:style style:name="P37" style:family="paragraph">
      <loext:graphic-properties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38" style:family="paragraph">
      <loext:graphic-properties draw:fill="none" draw:fill-color="#ffffff"/>
    </style:style>
    <style:style style:name="P39" style:family="paragraph">
      <style:paragraph-properties fo:text-align="center"/>
    </style:style>
    <style:style style:name="P40" style:family="paragraph">
      <loext:graphic-properties draw:fill="none" draw:fill-color="#ffffff"/>
      <style:paragraph-properties style:writing-mode="lr-tb"/>
      <style:text-properties fo:color="#c5000b" fo:font-size="11pt" fo:font-weight="bold" style:font-size-asian="11pt" style:font-weight-asian="bold" style:font-size-complex="11pt" style:font-weight-complex="bold"/>
    </style:style>
    <style:style style:name="P41" style:family="paragraph">
      <loext:graphic-properties draw:fill="none" draw:fill-color="#ffffff"/>
      <style:paragraph-properties style:writing-mode="lr-tb"/>
      <style:text-properties fo:color="#3465a4" fo:font-size="11pt" fo:font-weight="bold" style:font-size-asian="11pt" style:font-weight-asian="bold" style:font-size-complex="11pt" style:font-weight-complex="bold"/>
    </style:style>
    <style:style style:name="T1" style:family="text">
      <style:text-properties style:text-position="0% 100%" fo:font-size="12pt" fo:font-style="italic" style:font-size-asian="11pt" style:font-style-asian="italic" style:font-size-complex="11pt" style:font-style-complex="italic"/>
    </style:style>
    <style:style style:name="T2" style:family="text">
      <style:text-properties style:text-position="-33% 58%" fo:font-size="12pt" style:font-size-asian="11pt" style:font-size-complex="11pt"/>
    </style:style>
    <style:style style:name="T3" style:family="text">
      <style:text-properties fo:font-size="12pt" style:font-size-asian="11pt" style:font-size-complex="11pt"/>
    </style:style>
    <style:style style:name="T4" style:family="text">
      <style:text-properties fo:font-size="12pt" fo:font-style="italic" style:font-size-asian="11pt" style:font-style-asian="italic" style:font-size-complex="11pt" style:font-style-complex="italic"/>
    </style:style>
    <style:style style:name="T5" style:family="text">
      <style:text-properties style:text-position="-33% 58%" fo:font-size="12pt" fo:font-style="normal" style:font-size-asian="11pt" style:font-style-asian="normal" style:font-size-complex="11pt" style:font-style-complex="normal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Arial1" fo:font-size="14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italic" style:font-weight-asian="bold" style:font-name-complex="Mangal" style:font-size-complex="14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33% 58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tyle-asian="italic" style:font-style-complex="italic"/>
    </style:style>
    <style:style style:name="T9" style:family="text">
      <style:text-properties fo:color="#000000" style:text-outline="false" style:text-line-through-style="none" style:text-line-through-type="none" style:text-position="-33% 58%" style:font-name="Arial" fo:font-size="12pt" fo:font-style="italic" fo:text-shadow="none" style:text-underline-style="none" fo:font-weight="normal" style:font-style-asian="italic" style:font-style-complex="italic"/>
    </style:style>
    <style:style style:name="T10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/>
    </style:style>
    <style:style style:name="T11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tyle-asian="normal" style:font-style-complex="normal"/>
    </style:style>
    <style:style style:name="T12" style:family="text">
      <style:text-properties style:text-position="-33% 58%" fo:font-size="12pt" fo:font-style="italic" style:font-size-asian="11pt" style:font-style-asian="italic" style:font-size-complex="11pt" style:font-style-complex="italic"/>
    </style:style>
    <style:style style:name="T13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-33% 58%" style:font-name="Arial2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italic" style:font-weight-asian="normal" style:font-name-complex="Mangal" style:font-size-complex="11pt" style:font-style-complex="italic" style:font-weight-complex="normal" style:text-emphasize="none" style:text-scale="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-33% 58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/>
    </style:style>
    <style:style style:name="T16" style:family="text">
      <style:text-properties style:text-position="33% 58%" style:font-name="Noto Sans2" fo:font-size="12pt" style:font-name-asian="Noto Sans2" style:font-size-asian="12pt" style:font-name-complex="Noto Sans2" style:font-size-complex="12pt"/>
    </style:style>
    <style:style style:name="T17" style:family="text">
      <style:text-properties style:font-name="Noto Sans2" fo:font-size="12pt" style:font-name-asian="Noto Sans2" style:font-size-asian="12pt" style:font-name-complex="Noto Sans2" style:font-size-complex="12pt"/>
    </style:style>
    <style:style style:name="T18" style:family="text">
      <style:text-properties style:font-name="Noto Sans2" fo:font-size="11pt" style:font-name-asian="Noto Sans2" style:font-size-asian="11pt" style:font-name-complex="Noto Sans2" style:font-size-complex="11pt"/>
    </style:style>
    <style:style style:name="T19" style:family="text">
      <style:text-properties style:font-name="Noto Sans2" fo:font-size="11pt" fo:font-style="italic" style:font-name-asian="Noto Sans2" style:font-size-asian="11pt" style:font-style-asian="italic" style:font-name-complex="Noto Sans2" style:font-size-complex="11pt" style:font-style-complex="italic"/>
    </style:style>
    <style:style style:name="T20" style:family="text">
      <style:text-properties style:text-position="-33% 58%" style:font-name="Noto Sans2" fo:font-size="11pt" fo:font-style="italic" style:font-name-asian="Noto Sans2" style:font-size-asian="11pt" style:font-style-asian="italic" style:font-name-complex="Noto Sans2" style:font-size-complex="11pt" style:font-style-complex="italic"/>
    </style:style>
    <style:style style:name="T21" style:family="text">
      <style:text-properties style:font-name="Noto Sans2" fo:font-size="16pt" fo:font-weight="bold" style:font-name-asian="Noto Sans2" style:font-size-asian="16pt" style:font-weight-asian="bold" style:font-name-complex="Noto Sans2" style:font-size-complex="16pt" style:font-weight-complex="bold"/>
    </style:style>
    <style:style style:name="T22" style:family="text">
      <style:text-properties fo:color="#000000" style:text-position="-33% 58%" style:font-name="Noto Sans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3" style:family="text">
      <style:text-properties fo:color="#000000" style:font-name="Noto Sans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4" style:family="text">
      <style:text-properties fo:color="#000000" style:text-outline="false" style:text-line-through-style="none" style:text-line-through-type="none" style:text-position="-33% 58%" style:font-name="Arial2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/>
    </style:style>
    <style:style style:name="T26" style:family="text">
      <style:text-properties fo:color="#808080" style:text-outline="false" style:text-line-through-style="none" style:text-line-through-type="none" style:text-position="0% 100%" style:font-name="Arial1" fo:font-size="14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italic" style:font-weight-asian="bold" style:font-name-complex="Mangal" style:font-size-complex="14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27" style:family="text">
      <style:text-properties fo:color="#808080" style:text-outline="false" style:text-line-through-style="none" style:text-line-through-type="none" style:text-position="33% 58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8" style:family="text">
      <style:text-properties fo:color="#000000" style:text-position="sub 58%" style:font-name="Noto Sans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style:use-window-font-color="true" style:text-outline="false" style:text-line-through-style="none" style:text-line-through-type="none" style:text-position="-33% 58%" style:font-name="Arial1" fo:font-size="14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italic" style:font-weight-asian="bold" style:font-name-complex="Mangal" style:font-size-complex="14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30" style:family="text">
      <style:text-properties style:use-window-font-color="true" style:text-outline="false" style:text-line-through-style="none" style:text-line-through-type="none" style:text-position="0% 100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text-line-through-type="none" style:text-position="0% 100%" style:font-name="Noto Sans2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2" style:font-size-asian="10pt" style:language-asian="zh" style:country-asian="CN" style:font-style-asian="normal" style:font-weight-asian="normal" style:font-name-complex="Noto Sans2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style:font-name="Noto Sans1" fo:font-size="16pt" fo:font-weight="bold" style:font-size-asian="16pt" style:font-weight-asian="bold" style:font-size-complex="16pt" style:font-weight-complex="bold"/>
    </style:style>
    <style:style style:name="T33" style:family="text">
      <style:text-properties fo:font-size="13pt" style:font-size-asian="13pt" style:font-size-complex="13pt"/>
    </style:style>
    <style:style style:name="T34" style:family="text">
      <style:text-properties style:use-window-font-color="true" style:text-outline="false" style:text-line-through-style="none" style:text-line-through-type="none" style:text-position="0% 100%" style:font-name="Arial1" fo:font-size="18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italic" style:font-weight-asian="bold" style:font-name-complex="Mangal" style:font-size-complex="18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35" style:family="text">
      <style:text-properties style:use-window-font-color="true" style:text-outline="false" style:text-line-through-style="none" style:text-line-through-type="none" style:text-position="33% 58%" style:font-name="Arial1" fo:font-size="8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36" style:family="text">
      <style:text-properties style:use-window-font-color="true" style:text-outline="false" style:text-line-through-style="none" style:text-line-through-type="none" style:text-position="33% 58%" style:font-name="Arial1" fo:font-size="18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italic" style:font-weight-asian="bold" style:font-name-complex="Mangal" style:font-size-complex="18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37" style:family="text">
      <style:text-properties fo:color="#c5000b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8" style:family="text">
      <style:text-properties fo:color="#c5000b" style:text-position="-33% 58%" fo:font-size="11pt" fo:font-weight="bold" style:font-size-asian="11pt" style:font-weight-asian="bold" style:font-size-complex="11pt" style:font-weight-complex="bold"/>
    </style:style>
    <style:style style:name="T39" style:family="text">
      <style:text-properties fo:color="#c5000b" fo:font-size="11pt" fo:font-weight="bold" style:font-size-asian="11pt" style:font-weight-asian="bold" style:font-size-complex="11pt" style:font-weight-complex="bold"/>
    </style:style>
    <style:style style:name="T40" style:family="text">
      <style:text-properties fo:color="#3465a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1" style:family="text">
      <style:text-properties fo:color="#3465a4" style:text-position="-33% 58%" fo:font-size="11pt" fo:font-weight="bold" style:font-size-asian="11pt" style:font-weight-asian="bold" style:font-size-complex="11pt" style:font-weight-complex="bold"/>
    </style:style>
    <style:style style:name="T42" style:family="text">
      <style:text-properties fo:color="#3465a4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circle draw:style-name="gr1" draw:text-style-name="P1" draw:layer="layout" svg:width="0.537cm" svg:height="0.537cm" svg:x="17.071cm" svg:y="23.34cm">
              <text:p/>
            </draw:circle>
            <draw:line draw:style-name="gr2" draw:text-style-name="P1" draw:layer="layout" svg:x1="17.481cm" svg:y1="23.609cm" svg:x2="17.196cm" svg:y2="23.609cm">
              <text:p/>
            </draw:line>
            <draw:line draw:style-name="gr3" draw:text-style-name="P1" draw:layer="layout" svg:x1="17.34cm" svg:y1="23.465cm" svg:x2="17.34cm" svg:y2="23.75cm">
              <text:p/>
            </draw:line>
          </draw:g>
          <draw:line draw:style-name="gr4" draw:layer="layout" svg:x1="11.41cm" svg:y1="23.586cm" svg:x2="11.785cm" svg:y2="23.586cm">
            <text:p/>
          </draw:line>
          <draw:line draw:style-name="gr4" draw:layer="layout" svg:x1="10.524cm" svg:y1="23.586cm" svg:x2="11.408cm" svg:y2="23.586cm">
            <text:p/>
          </draw:line>
          <draw:line draw:style-name="gr4" draw:layer="layout" svg:x1="13.725cm" svg:y1="23.586cm" svg:x2="14.746cm" svg:y2="23.586cm">
            <text:p/>
          </draw:line>
          <draw:frame draw:style-name="gr5" draw:text-style-name="P2" draw:layer="layout" svg:width="0.757cm" svg:height="0.576cm" svg:x="10.508cm" svg:y="22.925cm">
            <draw:text-box>
              <text:p><text:span text:style-name="T1">y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6" draw:text-style-name="P2" draw:layer="layout" svg:width="0.757cm" svg:height="0.826cm" svg:x="17.751cm" svg:y="22.875cm">
            <draw:text-box>
              <text:p><text:span text:style-name="T1">x</text:span><text:span text:style-name="T2"> </text:span><text:span text:style-name="T3">[</text:span><text:span text:style-name="T4">n</text:span><text:span text:style-name="T3">]</text:span></text:p>
            </draw:text-box>
          </draw:frame>
          <draw:g>
            <draw:rect draw:style-name="gr7" draw:text-style-name="P3" draw:layer="layout" svg:width="1.896cm" svg:height="1.338cm" svg:x="11.787cm" svg:y="22.925cm">
              <text:p/>
            </draw:rect>
            <draw:frame draw:style-name="gr8" draw:text-style-name="P4" draw:layer="layout" svg:width="1.892cm" svg:height="1.197cm" svg:x="11.78cm" svg:y="23.026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draw:g>
          <draw:line draw:style-name="gr9" draw:layer="layout" svg:x1="14.304cm" svg:y1="23.587cm" svg:x2="14.108cm" svg:y2="23.587cm">
            <text:p/>
          </draw:line>
          <draw:circle draw:style-name="gr10" draw:text-style-name="P5" draw:layer="layout" svg:width="0.126cm" svg:height="0.126cm" svg:x="11.301cm" svg:y="23.519cm">
            <text:p/>
          </draw:circle>
          <draw:line draw:style-name="gr4" draw:layer="layout" svg:x1="17.642cm" svg:y1="23.587cm" svg:x2="18.521cm" svg:y2="23.587cm">
            <text:p/>
          </draw:line>
          <draw:frame draw:style-name="gr11" draw:text-style-name="P2" draw:layer="layout" svg:width="0.452cm" svg:height="0.576cm" svg:x="14.083cm" svg:y="22.833cm">
            <draw:text-box>
              <text:p><text:span text:style-name="T1">k</text:span><text:span text:style-name="T5">2</text:span></text:p>
            </draw:text-box>
          </draw:frame>
          <draw:polyline draw:style-name="gr4" draw:layer="layout" svg:width="6.004cm" svg:height="1.166cm" draw:transform="rotate (-3.14159265358979) translate (17.365cm 24.785cm)" svg:viewBox="0 0 6005 1167" draw:points="0,908 0,0 6005,0 6005,1167">
            <text:p/>
          </draw:polyline>
          <draw:frame draw:style-name="gr12" draw:text-style-name="P2" draw:layer="layout" svg:width="0.488cm" svg:height="0.69cm" svg:x="14.295cm" svg:y="24.81cm">
            <draw:text-box>
              <text:p><text:span text:style-name="T1">-k</text:span><text:span text:style-name="T5">2</text:span></text:p>
            </draw:text-box>
          </draw:frame>
          <draw:line draw:style-name="gr9" draw:layer="layout" svg:x1="14.604cm" svg:y1="24.785cm" svg:x2="14.908cm" svg:y2="24.785cm">
            <text:p/>
          </draw:line>
          <draw:g>
            <draw:rect draw:style-name="gr13" draw:text-style-name="P3" draw:layer="layout" svg:width="1.896cm" svg:height="1.338cm" svg:x="14.746cm" svg:y="22.925cm">
              <text:p/>
            </draw:rect>
            <draw:frame draw:style-name="gr8" draw:text-style-name="P4" draw:layer="layout" svg:width="1.892cm" svg:height="1.197cm" svg:x="14.739cm" svg:y="23.026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draw:g>
          <draw:line draw:style-name="gr4" draw:layer="layout" svg:x1="16.653cm" svg:y1="23.586cm" svg:x2="17.028cm" svg:y2="23.586cm">
            <text:p/>
          </draw:line>
        </draw:g>
        <draw:g>
          <draw:line draw:style-name="gr14" draw:text-style-name="P6" draw:layer="layout" svg:x1="6.144cm" svg:y1="16.191cm" svg:x2="3.614cm" svg:y2="16.191cm">
            <text:p/>
          </draw:line>
          <draw:line draw:style-name="gr15" draw:text-style-name="P7" draw:layer="layout" svg:x1="6.226cm" svg:y1="14.367cm" svg:x2="2.575cm" svg:y2="14.367cm">
            <text:p/>
          </draw:line>
          <draw:g>
            <draw:rect draw:style-name="gr16" draw:text-style-name="P9" draw:layer="layout" svg:width="0.768cm" svg:height="0.829cm" svg:x="4.283cm" svg:y="13.986cm">
              <text:p text:style-name="P8"><text:span text:style-name="T6">z</text:span><text:span text:style-name="T7"> -1</text:span></text:p>
            </draw:rect>
          </draw:g>
          <draw:line draw:style-name="gr17" draw:text-style-name="P7" draw:layer="layout" svg:x1="4.627cm" svg:y1="16.185cm" svg:x2="4.688cm" svg:y2="16.185cm">
            <text:p/>
          </draw:line>
          <draw:line draw:style-name="gr18" draw:text-style-name="P10" draw:layer="layout" svg:x1="7.342cm" svg:y1="17.121cm" svg:x2="6.292cm" svg:y2="17.121cm">
            <text:p/>
          </draw:line>
          <draw:line draw:style-name="gr19" draw:text-style-name="P10" draw:layer="layout" svg:x1="1.832cm" svg:y1="15.295cm" svg:x2="3.154cm" svg:y2="15.295cm">
            <text:p/>
          </draw:line>
          <draw:line draw:style-name="gr20" draw:text-style-name="P6" draw:layer="layout" svg:x1="6.215cm" svg:y1="14.367cm" svg:x2="6.215cm" svg:y2="16.19cm">
            <text:p/>
          </draw:line>
          <draw:line draw:style-name="gr21" draw:text-style-name="P7" draw:layer="layout" svg:x1="3.292cm" svg:y1="16.481cm" svg:x2="3.292cm" svg:y2="17.159cm">
            <text:p/>
          </draw:line>
          <draw:line draw:style-name="gr14" draw:text-style-name="P6" draw:layer="layout" svg:x1="5.929cm" svg:y1="17.121cm" svg:x2="2.588cm" svg:y2="17.121cm">
            <text:p/>
          </draw:line>
          <draw:line draw:style-name="gr14" draw:text-style-name="P6" draw:layer="layout" svg:x1="5.917cm" svg:y1="15.295cm" svg:x2="3.37cm" svg:y2="15.295cm">
            <text:p/>
          </draw:line>
          <draw:line draw:style-name="gr14" draw:text-style-name="P6" draw:layer="layout" svg:x1="6.215cm" svg:y1="16.829cm" svg:x2="6.215cm" svg:y2="16.201cm">
            <text:p/>
          </draw:line>
          <draw:line draw:style-name="gr22" draw:text-style-name="P7" draw:layer="layout" svg:x1="2.588cm" svg:y1="14.375cm" svg:x2="2.588cm" svg:y2="17.121cm">
            <text:p/>
          </draw:line>
          <draw:line draw:style-name="gr23" draw:text-style-name="P6" draw:layer="layout" svg:x1="6.215cm" svg:y1="15.908cm" svg:x2="6.215cm" svg:y2="15.718cm">
            <text:p/>
          </draw:line>
          <draw:circle draw:style-name="gr24" draw:text-style-name="P11" draw:layer="layout" svg:width="0.145cm" svg:height="0.146cm" svg:x="6.143cm" svg:y="16.117cm">
            <text:p/>
          </draw:circle>
          <draw:circle draw:style-name="gr24" draw:text-style-name="P11" draw:layer="layout" svg:width="0.145cm" svg:height="0.146cm" svg:x="3.219cm" svg:y="17.042cm">
            <text:p/>
          </draw:circle>
          <draw:circle draw:style-name="gr24" draw:text-style-name="P11" draw:layer="layout" svg:width="0.145cm" svg:height="0.146cm" svg:x="3.219cm" svg:y="15.226cm">
            <text:p/>
          </draw:circle>
          <draw:frame draw:style-name="gr25" draw:text-style-name="P13" draw:layer="layout" svg:width="1.095cm" svg:height="0.835cm" svg:x="1.508cm" svg:y="15.293cm">
            <draw:text-box>
              <text:p text:style-name="P12"><text:span text:style-name="T8">x</text:span><text:span text:style-name="T9"> </text:span><text:span text:style-name="T10">[</text:span><text:span text:style-name="T8">n</text:span><text:span text:style-name="T10">]</text:span></text:p>
            </draw:text-box>
          </draw:frame>
          <draw:frame draw:style-name="gr25" draw:text-style-name="P13" draw:layer="layout" svg:width="1.095cm" svg:height="0.835cm" svg:x="6.44cm" svg:y="16.217cm">
            <draw:text-box>
              <text:p text:style-name="P12"><text:span text:style-name="T8">y</text:span><text:span text:style-name="T9"> </text:span><text:span text:style-name="T10">[</text:span><text:span text:style-name="T8">n</text:span><text:span text:style-name="T10">]</text:span></text:p>
            </draw:text-box>
          </draw:frame>
          <draw:frame draw:style-name="gr26" draw:text-style-name="P13" draw:layer="layout" svg:width="1.095cm" svg:height="0.834cm" svg:x="2.946cm" svg:y="13.676cm">
            <draw:text-box>
              <text:p text:style-name="P12"><text:span text:style-name="T8">s</text:span><text:span text:style-name="T9"> </text:span><text:span text:style-name="T10">[</text:span><text:span text:style-name="T8">n</text:span><text:span text:style-name="T10">]</text:span></text:p>
            </draw:text-box>
          </draw:frame>
          <draw:frame draw:style-name="gr27" draw:text-style-name="P13" draw:layer="layout" svg:width="1.794cm" svg:height="0.835cm" svg:x="5.184cm" svg:y="13.683cm">
            <draw:text-box>
              <text:p text:style-name="P12"><text:span text:style-name="T8">s</text:span><text:span text:style-name="T9"> </text:span><text:span text:style-name="T10">[</text:span><text:span text:style-name="T8">n</text:span><text:span text:style-name="T11">+1</text:span><text:span text:style-name="T10">]</text:span></text:p>
            </draw:text-box>
          </draw:frame>
          <draw:line draw:style-name="gr28" draw:text-style-name="P7" draw:layer="layout" svg:x1="5.441cm" svg:y1="14.375cm" svg:x2="5.04cm" svg:y2="14.375cm">
            <text:p/>
          </draw:line>
          <draw:frame draw:style-name="gr29" draw:text-style-name="P14" draw:layer="layout" svg:width="0.309cm" svg:height="0.693cm" svg:x="4.416cm" svg:y="16.38cm">
            <draw:text-box>
              <text:p text:style-name="P12"><text:span text:style-name="T8">k</text:span></text:p>
            </draw:text-box>
          </draw:frame>
          <draw:g>
            <draw:circle draw:style-name="gr30" draw:text-style-name="P15" draw:layer="layout" svg:width="0.578cm" svg:height="0.577cm" svg:x="5.929cm" svg:y="16.829cm">
              <text:p/>
            </draw:circle>
            <draw:line draw:style-name="gr31" draw:text-style-name="P15" draw:layer="layout" svg:x1="6.066cm" svg:y1="17.118cm" svg:x2="6.372cm" svg:y2="17.118cm">
              <text:p/>
            </draw:line>
            <draw:line draw:style-name="gr32" draw:text-style-name="P15" draw:layer="layout" svg:x1="6.217cm" svg:y1="16.964cm" svg:x2="6.217cm" svg:y2="17.27cm">
              <text:p/>
            </draw:line>
          </draw:g>
          <draw:g>
            <draw:circle draw:style-name="gr33" draw:text-style-name="P15" draw:layer="layout" svg:width="0.578cm" svg:height="0.577cm" svg:x="5.922cm" svg:y="15.012cm">
              <text:p/>
            </draw:circle>
            <draw:line draw:style-name="gr34" draw:text-style-name="P15" draw:layer="layout" svg:x1="6.058cm" svg:y1="15.301cm" svg:x2="6.364cm" svg:y2="15.301cm">
              <text:p/>
            </draw:line>
            <draw:line draw:style-name="gr35" draw:text-style-name="P15" draw:layer="layout" svg:x1="6.21cm" svg:y1="15.147cm" svg:x2="6.21cm" svg:y2="15.453cm">
              <text:p/>
            </draw:line>
          </draw:g>
          <draw:g>
            <draw:circle draw:style-name="gr36" draw:text-style-name="P15" draw:layer="layout" svg:width="0.577cm" svg:height="0.577cm" svg:x="2.997cm" svg:y="15.903cm">
              <text:p/>
            </draw:circle>
            <draw:line draw:style-name="gr37" draw:text-style-name="P15" draw:layer="layout" svg:x1="3.133cm" svg:y1="16.193cm" svg:x2="3.439cm" svg:y2="16.193cm">
              <text:p/>
            </draw:line>
            <draw:line draw:style-name="gr38" draw:text-style-name="P15" draw:layer="layout" svg:x1="3.285cm" svg:y1="16.038cm" svg:x2="3.285cm" svg:y2="16.344cm">
              <text:p/>
            </draw:line>
          </draw:g>
          <draw:path draw:style-name="gr39" draw:text-style-name="P16" draw:layer="layout" svg:width="0.229cm" svg:height="0.066cm" svg:x="6.385cm" svg:y="15.7cm" svg:viewBox="0 0 230 67" svg:d="M230 0c-76 0-154 0-230 0 0 23 0 44 0 67 76 0 154 0 230 0 0-23 0-44 0-67z">
            <text:p/>
          </draw:path>
          <draw:line draw:style-name="gr21" draw:text-style-name="P7" draw:layer="layout" svg:x1="3.292cm" svg:y1="15.904cm" svg:x2="3.292cm" svg:y2="15.333cm">
            <text:p/>
          </draw:line>
        </draw:g>
        <draw:g>
          <draw:g>
            <draw:ellipse draw:style-name="gr40" draw:text-style-name="P1" draw:layer="layout" svg:width="0.541cm" svg:height="0.537cm" svg:x="2.122cm" svg:y="19.614cm">
              <text:p/>
            </draw:ellipse>
            <draw:line draw:style-name="gr41" draw:text-style-name="P1" draw:layer="layout" svg:x1="2.291cm" svg:y1="19.984cm" svg:x2="2.496cm" svg:y2="19.781cm">
              <text:p/>
            </draw:line>
            <draw:line draw:style-name="gr42" draw:text-style-name="P1" draw:layer="layout" svg:x1="2.291cm" svg:y1="19.781cm" svg:x2="2.496cm" svg:y2="19.984cm">
              <text:p/>
            </draw:line>
          </draw:g>
          <draw:g>
            <draw:ellipse draw:style-name="gr43" draw:text-style-name="P1" draw:layer="layout" svg:width="0.541cm" svg:height="0.537cm" svg:x="6.951cm" svg:y="19.614cm">
              <text:p/>
            </draw:ellipse>
            <draw:line draw:style-name="gr44" draw:text-style-name="P1" draw:layer="layout" svg:x1="7.118cm" svg:y1="19.984cm" svg:x2="7.323cm" svg:y2="19.781cm">
              <text:p/>
            </draw:line>
            <draw:line draw:style-name="gr45" draw:text-style-name="P1" draw:layer="layout" svg:x1="7.118cm" svg:y1="19.781cm" svg:x2="7.323cm" svg:y2="19.984cm">
              <text:p/>
            </draw:line>
          </draw:g>
          <draw:g>
            <draw:rect draw:style-name="gr46" draw:text-style-name="P17" draw:layer="layout" svg:width="0.726cm" svg:height="0.72cm" svg:x="4.828cm" svg:y="19.904cm">
              <text:p text:style-name="P8"><text:span text:style-name="T6">z</text:span><text:span text:style-name="T7"> -1</text:span></text:p>
            </draw:rect>
          </draw:g>
          <draw:ellipse draw:style-name="gr47" draw:text-style-name="P5" draw:layer="layout" svg:width="0.127cm" svg:height="0.126cm" svg:x="4.079cm" svg:y="20.963cm">
            <text:p/>
          </draw:ellipse>
          <draw:line draw:style-name="gr48" draw:layer="layout" svg:x1="3.133cm" svg:y1="19.883cm" svg:x2="2.682cm" svg:y2="19.883cm">
            <text:p/>
          </draw:line>
          <draw:polyline draw:style-name="gr49" draw:layer="layout" svg:width="0.693cm" svg:height="0.698cm" svg:x="4.135cm" svg:y="20.264cm" svg:viewBox="0 0 694 699" draw:points="694,0 0,0 0,699">
            <text:p/>
          </draw:polyline>
          <draw:line draw:style-name="gr48" draw:layer="layout" svg:x1="7.895cm" svg:y1="19.883cm" svg:x2="7.51cm" svg:y2="19.883cm">
            <text:p/>
          </draw:line>
          <draw:polyline draw:style-name="gr49" draw:layer="layout" svg:width="0.884cm" svg:height="0.492cm" svg:x="5.555cm" svg:y="20.264cm" svg:viewBox="0 0 885 493" draw:points="885,493 885,0 0,0">
            <text:p/>
          </draw:polyline>
          <draw:line draw:style-name="gr49" draw:layer="layout" svg:x1="7.136cm" svg:y1="18.752cm" svg:x2="5.634cm" svg:y2="18.752cm">
            <text:p/>
          </draw:line>
          <draw:line draw:style-name="gr49" draw:layer="layout" svg:x1="5.507cm" svg:y1="18.752cm" svg:x2="4.063cm" svg:y2="18.752cm">
            <text:p/>
          </draw:line>
          <draw:ellipse draw:style-name="gr47" draw:text-style-name="P5" draw:layer="layout" svg:width="0.128cm" svg:height="0.126cm" svg:x="7.157cm" svg:y="18.684cm">
            <text:p/>
          </draw:ellipse>
          <draw:polyline draw:style-name="gr49" draw:layer="layout" svg:width="3.17cm" svg:height="0.683cm" svg:x="2.403cm" svg:y="18cm" svg:viewBox="0 0 3171 684" draw:points="0,506 0,0 3171,0 3171,684">
            <text:p/>
          </draw:polyline>
          <draw:line draw:style-name="gr49" draw:layer="layout" svg:x1="8.045cm" svg:y1="18.752cm" svg:x2="7.217cm" svg:y2="18.752cm">
            <text:p/>
          </draw:line>
          <draw:polyline draw:style-name="gr49" draw:layer="layout" svg:width="0.476cm" svg:height="0.858cm" svg:x="6.735cm" svg:y="20.169cm" svg:viewBox="0 0 477 859" draw:points="0,859 477,857 477,0">
            <text:p/>
          </draw:polyline>
          <draw:line draw:style-name="gr49" draw:layer="layout" svg:x1="7.221cm" svg:y1="19.614cm" svg:x2="7.221cm" svg:y2="18.81cm">
            <text:p/>
          </draw:line>
          <draw:line draw:style-name="gr49" draw:layer="layout" svg:x1="2.399cm" svg:y1="19.043cm" svg:x2="2.399cm" svg:y2="19.614cm">
            <text:p/>
          </draw:line>
          <draw:line draw:style-name="gr49" draw:layer="layout" svg:x1="3.353cm" svg:y1="18.752cm" svg:x2="2.399cm" svg:y2="18.754cm">
            <text:p/>
          </draw:line>
          <draw:polyline draw:style-name="gr49" draw:layer="layout" svg:width="1.717cm" svg:height="0.858cm" svg:x="2.361cm" svg:y="20.173cm" svg:viewBox="0 0 1718 859" draw:points="20,0 0,859 1718,859">
            <text:p/>
          </draw:polyline>
          <draw:line draw:style-name="gr49" draw:layer="layout" svg:x1="2.145cm" svg:y1="21.032cm" svg:x2="1.226cm" svg:y2="21.032cm">
            <text:p/>
          </draw:line>
          <draw:frame draw:style-name="gr50" draw:text-style-name="P2" draw:layer="layout" svg:width="0.942cm" svg:height="0.576cm" svg:x="5.674cm" svg:y="19.639cm">
            <draw:text-box>
              <text:p><text:span text:style-name="T1">s</text:span><text:span text:style-name="T2">2 </text:span><text:span text:style-name="T3">[</text:span><text:span text:style-name="T4">n</text:span><text:span text:style-name="T3">]</text:span></text:p>
            </draw:text-box>
          </draw:frame>
          <draw:frame draw:style-name="gr51" draw:text-style-name="P2" draw:layer="layout" svg:width="0.943cm" svg:height="0.576cm" svg:x="4.161cm" svg:y="18.16cm">
            <draw:text-box>
              <text:p><text:span text:style-name="T1">s</text:span><text:span text:style-name="T2">1 </text:span><text:span text:style-name="T3">[</text:span><text:span text:style-name="T4">n</text:span><text:span text:style-name="T3">]</text:span></text:p>
            </draw:text-box>
          </draw:frame>
          <draw:frame draw:style-name="gr52" draw:text-style-name="P2" draw:layer="layout" svg:width="0.912cm" svg:height="0.576cm" svg:x="7.108cm" svg:y="18.097cm">
            <draw:text-box>
              <text:p><text:span text:style-name="T1">y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3" draw:text-style-name="P2" draw:layer="layout" svg:width="0.8cm" svg:height="0.576cm" svg:x="1.208cm" svg:y="20.397cm">
            <draw:text-box>
              <text:p><text:span text:style-name="T1">x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4" draw:text-style-name="P2" draw:layer="layout" svg:width="0.669cm" svg:height="0.617cm" svg:x="7.839cm" svg:y="19.677cm">
            <draw:text-box>
              <text:p><text:span text:style-name="T1">-k</text:span><text:span text:style-name="T12">f</text:span></text:p>
            </draw:text-box>
          </draw:frame>
          <draw:frame draw:style-name="gr55" draw:text-style-name="P2" draw:layer="layout" svg:width="0.298cm" svg:height="0.577cm" svg:x="3.186cm" svg:y="19.656cm">
            <draw:text-box>
              <text:p><text:span text:style-name="T1">k</text:span><text:span text:style-name="T12">f</text:span></text:p>
            </draw:text-box>
          </draw:frame>
          <draw:g>
            <draw:ellipse draw:style-name="gr56" draw:text-style-name="P18" draw:layer="layout" svg:width="0.541cm" svg:height="0.537cm" svg:x="6.184cm" svg:y="20.757cm">
              <text:p/>
            </draw:ellipse>
            <draw:line draw:style-name="gr57" draw:text-style-name="P18" draw:layer="layout" svg:x1="6.312cm" svg:y1="21.026cm" svg:x2="6.599cm" svg:y2="21.026cm">
              <text:p/>
            </draw:line>
            <draw:line draw:style-name="gr58" draw:text-style-name="P18" draw:layer="layout" svg:x1="6.454cm" svg:y1="20.882cm" svg:x2="6.454cm" svg:y2="21.167cm">
              <text:p/>
            </draw:line>
          </draw:g>
          <draw:line draw:style-name="gr48" draw:layer="layout" svg:x1="6.156cm" svg:y1="21.028cm" svg:x2="4.185cm" svg:y2="21.028cm">
            <text:p/>
          </draw:line>
          <draw:g>
            <draw:ellipse draw:style-name="gr59" draw:text-style-name="P18" draw:layer="layout" svg:width="0.542cm" svg:height="0.537cm" svg:x="2.133cm" svg:y="18.506cm">
              <text:p/>
            </draw:ellipse>
            <draw:line draw:style-name="gr60" draw:text-style-name="P18" draw:layer="layout" svg:x1="2.262cm" svg:y1="18.775cm" svg:x2="2.549cm" svg:y2="18.775cm">
              <text:p/>
            </draw:line>
            <draw:line draw:style-name="gr61" draw:text-style-name="P18" draw:layer="layout" svg:x1="2.404cm" svg:y1="18.631cm" svg:x2="2.404cm" svg:y2="18.916cm">
              <text:p/>
            </draw:line>
          </draw:g>
          <draw:g>
            <draw:ellipse draw:style-name="gr62" draw:text-style-name="P18" draw:layer="layout" svg:width="0.541cm" svg:height="0.537cm" svg:x="2.128cm" svg:y="20.761cm">
              <text:p/>
            </draw:ellipse>
            <draw:line draw:style-name="gr63" draw:text-style-name="P18" draw:layer="layout" svg:x1="2.256cm" svg:y1="21.03cm" svg:x2="2.543cm" svg:y2="21.03cm">
              <text:p/>
            </draw:line>
            <draw:line draw:style-name="gr64" draw:text-style-name="P18" draw:layer="layout" svg:x1="2.398cm" svg:y1="20.886cm" svg:x2="2.398cm" svg:y2="21.171cm">
              <text:p/>
            </draw:line>
          </draw:g>
          <draw:ellipse draw:style-name="gr47" draw:text-style-name="P5" draw:layer="layout" svg:width="0.128cm" svg:height="0.126cm" svg:x="5.507cm" svg:y="18.684cm">
            <text:p/>
          </draw:ellipse>
          <draw:line draw:style-name="gr65" draw:layer="layout" svg:x1="3.121cm" svg:y1="21.032cm" svg:x2="2.67cm" svg:y2="21.032cm">
            <text:p/>
          </draw:line>
          <draw:g>
            <draw:rect draw:style-name="gr66" draw:text-style-name="P17" draw:layer="layout" svg:width="0.726cm" svg:height="0.72cm" svg:x="3.313cm" svg:y="18.39cm">
              <text:p text:style-name="P8"><text:span text:style-name="T6">z</text:span><text:span text:style-name="T7"> -1</text:span></text:p>
            </draw:rect>
          </draw:g>
        </draw:g>
        <draw:g>
          <draw:path draw:style-name="gr39" draw:text-style-name="P16" draw:layer="layout" svg:width="0.213cm" svg:height="0.061cm" svg:x="16.484cm" svg:y="20.5cm" svg:viewBox="0 0 214 62" svg:d="M0 0c71 0 143 0 214 0 0 21 0 41 0 62-71 0-143 0-214 0 0-21 0-41 0-62z">
            <text:p/>
          </draw:path>
          <draw:line draw:style-name="gr4" draw:layer="layout" svg:x1="11.7cm" svg:y1="19.951cm" svg:x2="12.669cm" svg:y2="19.951cm">
            <text:p/>
          </draw:line>
          <draw:circle draw:style-name="gr10" draw:text-style-name="P5" draw:layer="layout" svg:width="0.126cm" svg:height="0.126cm" svg:x="11.614cm" svg:y="19.883cm">
            <text:p/>
          </draw:circle>
          <draw:polyline draw:style-name="gr4" draw:layer="layout" svg:width="2.227cm" svg:height="0.8cm" svg:x="11.677cm" svg:y="19.199cm" svg:viewBox="0 0 2228 801" draw:points="2228,506 2228,0 11,0 0,801">
            <text:p/>
          </draw:polyline>
          <draw:line draw:style-name="gr4" draw:layer="layout" svg:x1="10.814cm" svg:y1="19.951cm" svg:x2="11.635cm" svg:y2="19.951cm">
            <text:p/>
          </draw:line>
          <draw:line draw:style-name="gr4" draw:layer="layout" svg:x1="13.384cm" svg:y1="19.951cm" svg:x2="15.115cm" svg:y2="19.951cm">
            <text:p/>
          </draw:line>
          <draw:frame draw:style-name="gr67" draw:text-style-name="P2" draw:layer="layout" svg:width="0.892cm" svg:height="0.576cm" svg:x="11.735cm" svg:y="20.131cm">
            <draw:text-box>
              <text:p><text:span text:style-name="T1">s</text:span><text:span text:style-name="T2">2 </text:span><text:span text:style-name="T3">[</text:span><text:span text:style-name="T4">n</text:span><text:span text:style-name="T3">]</text:span></text:p>
            </draw:text-box>
          </draw:frame>
          <draw:frame draw:style-name="gr5" draw:text-style-name="P2" draw:layer="layout" svg:width="0.757cm" svg:height="0.576cm" svg:x="17.213cm" svg:y="19.292cm">
            <draw:text-box draw:corner-radius="0.45cm">
              <text:p><text:span text:style-name="T1">x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" draw:text-style-name="P2" draw:layer="layout" svg:width="0.757cm" svg:height="0.576cm" svg:x="10.779cm" svg:y="19.237cm">
            <draw:text-box>
              <text:p><text:span text:style-name="T1">y</text:span><text:span text:style-name="T2"> </text:span><text:span text:style-name="T3">[</text:span><text:span text:style-name="T4">n</text:span><text:span text:style-name="T3">]</text:span></text:p>
            </draw:text-box>
          </draw:frame>
          <draw:g>
            <draw:rect draw:style-name="gr68" draw:text-style-name="P17" draw:layer="layout" svg:width="0.715cm" svg:height="0.77cm" svg:x="12.669cm" svg:y="19.565cm">
              <text:p text:style-name="P8"><text:span text:style-name="T6">z</text:span><text:span text:style-name="T7"> -1</text:span></text:p>
            </draw:rect>
          </draw:g>
          <draw:line draw:style-name="gr9" draw:layer="layout" svg:x1="12.598cm" svg:y1="19.199cm" svg:x2="13.098cm" svg:y2="19.199cm">
            <text:p/>
          </draw:line>
          <draw:line draw:style-name="gr4" draw:layer="layout" svg:x1="15.073cm" svg:y1="19.952cm" svg:x2="15.527cm" svg:y2="19.952cm">
            <text:p/>
          </draw:line>
          <draw:line draw:style-name="gr9" draw:layer="layout" svg:x1="14.898cm" svg:y1="19.952cm" svg:x2="14.598cm" svg:y2="19.952cm">
            <text:p/>
          </draw:line>
          <draw:circle draw:style-name="gr10" draw:text-style-name="P5" draw:layer="layout" svg:width="0.126cm" svg:height="0.126cm" svg:x="14.989cm" svg:y="19.884cm">
            <text:p/>
          </draw:circle>
          <draw:polyline draw:style-name="gr4" draw:layer="layout" svg:width="1.856cm" svg:height="0.683cm" svg:x="15.05cm" svg:y="19.2cm" svg:viewBox="0 0 1857 684" draw:points="1857,495 1857,0 7,0 0,684">
            <text:p/>
          </draw:polyline>
          <draw:line draw:style-name="gr4" draw:layer="layout" svg:x1="17.142cm" svg:y1="19.952cm" svg:x2="18.008cm" svg:y2="19.952cm">
            <text:p/>
          </draw:line>
          <draw:frame draw:style-name="gr67" draw:text-style-name="P2" draw:layer="layout" svg:width="0.892cm" svg:height="0.576cm" svg:x="14.498cm" svg:y="20.099cm">
            <draw:text-box>
              <text:p><text:span text:style-name="T1">s</text:span><text:span text:style-name="T2">1 </text:span><text:span text:style-name="T3">[</text:span><text:span text:style-name="T4">n</text:span><text:span text:style-name="T3">]</text:span></text:p>
            </draw:text-box>
          </draw:frame>
          <draw:frame draw:style-name="gr69" draw:text-style-name="P2" draw:layer="layout" svg:width="0.452cm" svg:height="0.69cm" svg:x="15.802cm" svg:y="18.5cm">
            <draw:text-box>
              <text:p><text:span text:style-name="T1">k</text:span><text:span text:style-name="T5">1</text:span></text:p>
            </draw:text-box>
          </draw:frame>
          <draw:g>
            <draw:rect draw:style-name="gr70" draw:text-style-name="P19" draw:layer="layout" svg:width="0.715cm" svg:height="0.77cm" svg:x="15.527cm" svg:y="19.566cm">
              <text:p text:style-name="P8"><text:span text:style-name="T6">z</text:span><text:span text:style-name="T7"> -1</text:span></text:p>
            </draw:rect>
          </draw:g>
          <draw:line draw:style-name="gr9" draw:layer="layout" svg:x1="15.698cm" svg:y1="19.2cm" svg:x2="16.105cm" svg:y2="19.2cm">
            <text:p/>
          </draw:line>
          <draw:frame draw:style-name="gr69" draw:text-style-name="P2" draw:layer="layout" svg:width="0.452cm" svg:height="0.69cm" svg:x="14.542cm" svg:y="19.136cm">
            <draw:text-box>
              <text:p><text:span text:style-name="T1">k</text:span><text:span text:style-name="T5">2</text:span></text:p>
            </draw:text-box>
          </draw:frame>
          <draw:polyline draw:style-name="gr4" draw:layer="layout" svg:width="5.233cm" svg:height="1.149cm" draw:transform="rotate (-3.14159265358979) translate (16.907cm 21.15cm)" svg:viewBox="0 0 5234 1150" draw:points="0,907 0,0 5234,0 5234,1150">
            <text:p/>
          </draw:polyline>
          <draw:frame draw:style-name="gr11" draw:text-style-name="P2" draw:layer="layout" svg:width="0.452cm" svg:height="0.576cm" svg:x="14.403cm" svg:y="21.286cm">
            <draw:text-box>
              <text:p><text:span text:style-name="T1">k</text:span><text:span text:style-name="T5">2</text:span></text:p>
            </draw:text-box>
          </draw:frame>
          <draw:line draw:style-name="gr9" draw:layer="layout" svg:x1="14.394cm" svg:y1="21.15cm" svg:x2="14.698cm" svg:y2="21.15cm">
            <text:p/>
          </draw:line>
          <draw:frame draw:style-name="gr71" draw:text-style-name="P2" draw:layer="layout" svg:width="0.349cm" svg:height="0.69cm" svg:x="12.797cm" svg:y="18.5cm">
            <draw:text-box>
              <text:p><text:span text:style-name="T1">k</text:span><text:span text:style-name="T5">1</text:span></text:p>
            </draw:text-box>
          </draw:frame>
          <draw:g>
            <draw:circle draw:style-name="gr72" draw:text-style-name="P18" draw:layer="layout" svg:width="0.537cm" svg:height="0.537cm" svg:x="13.699cm" svg:y="19.684cm">
              <text:p/>
            </draw:circle>
            <draw:line draw:style-name="gr73" draw:text-style-name="P18" draw:layer="layout" svg:x1="14.109cm" svg:y1="19.953cm" svg:x2="13.824cm" svg:y2="19.953cm">
              <text:p/>
            </draw:line>
            <draw:line draw:style-name="gr74" draw:text-style-name="P18" draw:layer="layout" svg:x1="13.968cm" svg:y1="19.809cm" svg:x2="13.968cm" svg:y2="20.094cm">
              <text:p/>
            </draw:line>
          </draw:g>
          <draw:line draw:style-name="gr4" draw:layer="layout" svg:x1="16.242cm" svg:y1="19.952cm" svg:x2="16.927cm" svg:y2="19.952cm">
            <text:p/>
          </draw:line>
          <draw:g>
            <draw:circle draw:style-name="gr75" draw:text-style-name="P18" draw:layer="layout" svg:width="0.537cm" svg:height="0.537cm" svg:x="16.619cm" svg:y="19.706cm">
              <text:p/>
            </draw:circle>
            <draw:line draw:style-name="gr76" draw:text-style-name="P18" draw:layer="layout" svg:x1="17.029cm" svg:y1="19.975cm" svg:x2="16.744cm" svg:y2="19.975cm">
              <text:p/>
            </draw:line>
            <draw:line draw:style-name="gr77" draw:text-style-name="P18" draw:layer="layout" svg:x1="16.888cm" svg:y1="19.831cm" svg:x2="16.888cm" svg:y2="20.116cm">
              <text:p/>
            </draw:line>
          </draw:g>
          <draw:line draw:style-name="gr4" draw:layer="layout" svg:x1="14.231cm" svg:y1="19.952cm" svg:x2="14.685cm" svg:y2="19.952cm">
            <text:p/>
          </draw:line>
        </draw:g>
        <draw:g>
          <draw:line draw:style-name="gr78" draw:text-style-name="P20" draw:layer="layout" svg:x1="8.523cm" svg:y1="3.211cm" svg:x2="7.8cm" svg:y2="3.211cm">
            <text:p/>
          </draw:line>
          <draw:polyline draw:style-name="gr79" draw:text-style-name="P20" draw:layer="layout" svg:width="1.522cm" svg:height="1.452cm" svg:x="6.596cm" svg:y="3.157cm" svg:viewBox="0 0 1523 1453" draw:points="1523,0 1523,1453 0,1453">
            <text:p/>
          </draw:polyline>
          <draw:polyline draw:style-name="gr78" draw:text-style-name="P20" draw:layer="layout" svg:width="0.384cm" svg:height="1.036cm" svg:x="3.437cm" svg:y="3.573cm" svg:viewBox="0 0 385 1037" draw:points="0,0 0,1037 0,1036 76,1036 74,1037 385,1037">
            <text:p/>
          </draw:polyline>
          <draw:line draw:style-name="gr80" draw:text-style-name="P21" draw:layer="layout" svg:x1="6.225cm" svg:y1="4.133cm" svg:x2="6.225cm" svg:y2="3.996cm">
            <text:p/>
          </draw:line>
          <draw:line draw:style-name="gr81" draw:text-style-name="P20" draw:layer="layout" svg:x1="6.225cm" svg:y1="4.566cm" svg:x2="6.225cm" svg:y2="3.589cm">
            <text:p/>
          </draw:line>
          <draw:line draw:style-name="gr81" draw:text-style-name="P20" draw:layer="layout" svg:x1="7.964cm" svg:y1="4.61cm" svg:x2="7.712cm" svg:y2="4.61cm">
            <text:p/>
          </draw:line>
          <draw:ellipse draw:style-name="gr82" draw:text-style-name="P22" draw:layer="layout" svg:width="0.132cm" svg:height="0.13cm" svg:x="6.159cm" svg:y="4.545cm">
            <text:p/>
          </draw:ellipse>
          <draw:g>
            <draw:rect draw:style-name="gr83" draw:text-style-name="P19" draw:layer="layout" svg:width="0.754cm" svg:height="0.811cm" svg:x="6.958cm" svg:y="4.189cm">
              <text:p text:style-name="P8"><text:span text:style-name="T6">z</text:span><text:span text:style-name="T7"> -1</text:span></text:p>
            </draw:rect>
          </draw:g>
          <draw:g>
            <draw:rect draw:style-name="gr84" draw:text-style-name="P19" draw:layer="layout" svg:width="0.753cm" svg:height="0.811cm" svg:x="3.822cm" svg:y="4.189cm">
              <text:p text:style-name="P8"><text:span text:style-name="T6">z</text:span><text:span text:style-name="T7"> -1</text:span></text:p>
            </draw:rect>
          </draw:g>
          <draw:line draw:style-name="gr80" draw:text-style-name="P21" draw:layer="layout" svg:x1="3.436cm" svg:y1="4.133cm" svg:x2="3.436cm" svg:y2="3.996cm">
            <text:p/>
          </draw:line>
          <draw:frame draw:style-name="gr85" draw:text-style-name="P24" draw:layer="layout" svg:width="0.7cm" svg:height="0.518cm" svg:x="2.6cm" svg:y="3.711cm">
            <draw:text-box>
              <text:p text:style-name="P23"><text:span text:style-name="T13">-a</text:span><text:span text:style-name="T14">N</text:span></text:p>
            </draw:text-box>
          </draw:frame>
          <draw:frame draw:style-name="gr86" draw:text-style-name="P24" draw:layer="layout" svg:width="0.718cm" svg:height="0.52cm" svg:x="6.248cm" svg:y="3.709cm">
            <draw:text-box>
              <text:p text:style-name="P23"><text:span text:style-name="T13">-a</text:span><text:span text:style-name="T15">1</text:span></text:p>
            </draw:text-box>
          </draw:frame>
          <draw:line draw:style-name="gr79" draw:text-style-name="P20" draw:layer="layout" svg:x1="2.518cm" svg:y1="1.711cm" svg:x2="3.367cm" svg:y2="1.711cm">
            <text:p/>
          </draw:line>
          <draw:polyline draw:style-name="gr78" draw:text-style-name="P20" draw:layer="layout" svg:width="1.399cm" svg:height="1.142cm" svg:x="5.4cm" svg:y="1.706cm" svg:viewBox="0 0 1400 1143" draw:points="1400,1143 1400,0 1400,0 0,0">
            <text:p/>
          </draw:polyline>
          <draw:line draw:style-name="gr78" draw:text-style-name="P20" draw:layer="layout" svg:x1="4.9cm" svg:y1="1.712cm" svg:x2="3.605cm" svg:y2="1.712cm">
            <text:p/>
          </draw:line>
          <draw:ellipse draw:style-name="gr87" draw:text-style-name="P22" draw:layer="layout" svg:width="0.131cm" svg:height="0.126cm" svg:x="3.367cm" svg:y="1.654cm">
            <text:p/>
          </draw:ellipse>
          <draw:line draw:style-name="gr78" draw:text-style-name="P20" draw:layer="layout" svg:x1="3.438cm" svg:y1="2.873cm" svg:x2="3.438cm" svg:y2="1.711cm">
            <text:p/>
          </draw:line>
          <draw:line draw:style-name="gr81" draw:text-style-name="P20" draw:layer="layout" svg:x1="5.565cm" svg:y1="1.722cm" svg:x2="5.767cm" svg:y2="1.722cm">
            <text:p/>
          </draw:line>
          <draw:g>
            <draw:rect draw:style-name="gr88" draw:text-style-name="P19" draw:layer="layout" svg:width="0.754cm" svg:height="0.811cm" svg:x="5.759cm" svg:y="1.29cm">
              <text:p text:style-name="P8"><text:span text:style-name="T6">z</text:span><text:span text:style-name="T7"> -1</text:span></text:p>
            </draw:rect>
          </draw:g>
          <draw:g>
            <draw:rect draw:style-name="gr89" draw:text-style-name="P19" draw:layer="layout" svg:width="0.753cm" svg:height="0.811cm" svg:x="3.823cm" svg:y="1.29cm">
              <text:p text:style-name="P8"><text:span text:style-name="T6">z</text:span><text:span text:style-name="T7"> -1</text:span></text:p>
            </draw:rect>
          </draw:g>
          <draw:line draw:style-name="gr79" draw:text-style-name="P20" draw:layer="layout" svg:x1="3.189cm" svg:y1="1.711cm" svg:x2="3.834cm" svg:y2="1.711cm">
            <text:p/>
          </draw:line>
          <draw:line draw:style-name="gr80" draw:text-style-name="P21" draw:layer="layout" svg:x1="6.8cm" svg:y1="2.041cm" svg:x2="6.8cm" svg:y2="2.425cm">
            <text:p/>
          </draw:line>
          <draw:frame draw:style-name="gr90" draw:text-style-name="P24" draw:layer="layout" svg:width="0.556cm" svg:height="0.719cm" svg:x="2.781cm" svg:y="1.946cm">
            <draw:text-box>
              <text:p text:style-name="P23"><text:span text:style-name="T13">b</text:span><text:span text:style-name="T15">0</text:span></text:p>
            </draw:text-box>
          </draw:frame>
          <draw:frame draw:style-name="gr91" draw:text-style-name="P24" draw:layer="layout" svg:width="0.642cm" svg:height="0.719cm" svg:x="6.929cm" svg:y="1.931cm">
            <draw:text-box>
              <text:p text:style-name="P23"><text:span text:style-name="T13">b</text:span><text:span text:style-name="T14">N</text:span></text:p>
            </draw:text-box>
          </draw:frame>
          <draw:line draw:style-name="gr80" draw:text-style-name="P21" draw:layer="layout" svg:x1="3.438cm" svg:y1="2.054cm" svg:x2="3.438cm" svg:y2="2.438cm">
            <text:p/>
          </draw:line>
          <draw:line draw:style-name="gr79" draw:text-style-name="P20" draw:layer="layout" svg:x1="6.8cm" svg:y1="4.61cm" svg:x2="5.515cm" svg:y2="4.61cm">
            <text:p/>
          </draw:line>
          <draw:ellipse draw:style-name="gr82" draw:text-style-name="P22" draw:layer="layout" svg:width="0.132cm" svg:height="0.13cm" svg:x="8.06cm" svg:y="3.146cm">
            <text:p/>
          </draw:ellipse>
          <draw:custom-shape draw:style-name="gr92" draw:text-style-name="P26" draw:layer="layout" svg:width="3.838cm" svg:height="0.724cm" svg:x="3.062cm" svg:y="2.849cm">
            <text:p text:style-name="P25"><text:span text:style-name="T16"><text:s/></text:span><text:span text:style-name="T17"><text:s text:c="3"/></text:span><text:span text:style-name="T18">&lt;</text:span><text:span text:style-name="T19">Q</text:span><text:span text:style-name="T20">A</text:span><text:span text:style-name="T18">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3" draw:text-style-name="P27" draw:layer="layout" svg:width="0.294cm" svg:height="0.793cm" svg:x="3.906cm" svg:y="2.789cm">
            <draw:text-box>
              <text:p><text:span text:style-name="T21">Σ</text:span></text:p>
            </draw:text-box>
          </draw:frame>
          <draw:line draw:style-name="gr94" draw:text-style-name="P28" draw:layer="layout" svg:x1="4.844cm" svg:y1="1.701cm" svg:x2="5.344cm" svg:y2="1.701cm">
            <text:p/>
          </draw:line>
          <draw:custom-shape draw:style-name="gr95" draw:text-style-name="P30" draw:layer="layout" svg:width="0.79cm" svg:height="0.687cm" svg:x="7.21cm" svg:y="2.867cm">
            <text:p text:style-name="P29"><text:span text:style-name="T22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7.216cm" svg:y1="3.211cm" svg:x2="6.9cm" svg:y2="3.211cm">
            <text:p/>
          </draw:line>
          <draw:line draw:style-name="gr79" draw:text-style-name="P20" draw:layer="layout" svg:x1="4.9cm" svg:y1="4.61cm" svg:x2="4.553cm" svg:y2="4.61cm">
            <text:p/>
          </draw:line>
          <draw:line draw:style-name="gr78" draw:text-style-name="P20" draw:layer="layout" svg:x1="5.125cm" svg:y1="2.866cm" svg:x2="5.125cm" svg:y2="2.487cm">
            <text:p/>
          </draw:line>
          <draw:line draw:style-name="gr94" draw:text-style-name="P28" draw:layer="layout" svg:x1="4.978cm" svg:y1="4.612cm" svg:x2="5.478cm" svg:y2="4.612cm">
            <text:p/>
          </draw:line>
          <draw:line draw:style-name="gr79" draw:text-style-name="P20" draw:layer="layout" svg:x1="5.125cm" svg:y1="3.987cm" svg:x2="5.125cm" svg:y2="3.597cm">
            <text:p/>
          </draw:line>
          <draw:custom-shape draw:style-name="gr96" draw:text-style-name="P30" draw:layer="layout" svg:width="0.842cm" svg:height="0.689cm" svg:x="2.289cm" svg:y="1.366cm">
            <text:p text:style-name="P29"><text:span text:style-name="T22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2cm" svg:y1="1.711cm" svg:x2="2.289cm" svg:y2="1.711cm">
            <text:p/>
          </draw:line>
          <draw:line draw:style-name="gr97" draw:text-style-name="P20" draw:layer="layout" svg:x1="5.125cm" svg:y1="4.295cm" svg:x2="5.125cm" svg:y2="3.905cm">
            <text:p/>
          </draw:line>
          <draw:line draw:style-name="gr97" draw:text-style-name="P20" draw:layer="layout" svg:x1="5.125cm" svg:y1="2.595cm" svg:x2="5.125cm" svg:y2="2.205cm">
            <text:p/>
          </draw:line>
        </draw:g>
        <draw:g>
          <draw:g>
            <draw:line draw:style-name="gr81" draw:text-style-name="P20" draw:layer="layout" svg:x1="11.2cm" svg:y1="9.762cm" svg:x2="11.709cm" svg:y2="9.762cm">
              <text:p/>
            </draw:line>
            <draw:line draw:style-name="gr98" draw:text-style-name="P21" draw:layer="layout" svg:x1="17.378cm" svg:y1="11.158cm" svg:x2="16.543cm" svg:y2="11.158cm">
              <text:p/>
            </draw:line>
            <draw:line draw:style-name="gr99" draw:text-style-name="P21" draw:layer="layout" svg:x1="17.527cm" svg:y1="11.158cm" svg:x2="16.495cm" svg:y2="11.158cm">
              <text:p/>
            </draw:line>
            <draw:line draw:style-name="gr81" draw:text-style-name="P20" draw:layer="layout" svg:x1="11.782cm" svg:y1="9.757cm" svg:x2="11.782cm" svg:y2="10.904cm">
              <text:p/>
            </draw:line>
            <draw:line draw:style-name="gr81" draw:text-style-name="P20" draw:layer="layout" svg:x1="12.027cm" svg:y1="11.149cm" svg:x2="13.806cm" svg:y2="11.149cm">
              <text:p/>
            </draw:line>
            <draw:line draw:style-name="gr81" draw:text-style-name="P20" draw:layer="layout" svg:x1="14.12cm" svg:y1="11.149cm" svg:x2="16.115cm" svg:y2="11.149cm">
              <text:p/>
            </draw:line>
            <draw:frame draw:style-name="gr100" draw:text-style-name="P24" draw:layer="layout" svg:width="0.936cm" svg:height="0.684cm" svg:x="11.357cm" svg:y="9.132cm">
              <draw:text-box>
                <text:p text:style-name="P23"><text:span text:style-name="T13">x</text:span><text:span text:style-name="T24"> </text:span><text:span text:style-name="T25">[</text:span><text:span text:style-name="T13">n</text:span><text:span text:style-name="T25">]</text:span></text:p>
              </draw:text-box>
            </draw:frame>
            <draw:frame draw:style-name="gr101" draw:text-style-name="P24" draw:layer="layout" svg:width="0.934cm" svg:height="0.683cm" svg:x="16.806cm" svg:y="10.445cm">
              <draw:text-box>
                <text:p text:style-name="P23"><text:span text:style-name="T13">y</text:span><text:span text:style-name="T24"> </text:span><text:span text:style-name="T25">[</text:span><text:span text:style-name="T13">n</text:span><text:span text:style-name="T25">]</text:span></text:p>
              </draw:text-box>
            </draw:frame>
            <draw:line draw:style-name="gr80" draw:text-style-name="P21" draw:layer="layout" svg:x1="14.072cm" svg:y1="10.3cm" svg:x2="14.072cm" svg:y2="10.399cm">
              <text:p/>
            </draw:line>
            <draw:ellipse draw:style-name="gr87" draw:text-style-name="P22" draw:layer="layout" svg:width="0.124cm" svg:height="0.119cm" svg:x="16.959cm" svg:y="11.104cm">
              <text:p/>
            </draw:ellipse>
            <draw:ellipse draw:style-name="gr82" draw:text-style-name="P22" draw:layer="layout" svg:width="0.125cm" svg:height="0.122cm" svg:x="11.704cm" svg:y="9.712cm">
              <text:p/>
            </draw:ellipse>
            <draw:line draw:style-name="gr102" draw:text-style-name="P20" draw:layer="layout" svg:x1="14.072cm" svg:y1="10.898cm" svg:x2="14.072cm" svg:y2="9.762cm">
              <text:p/>
            </draw:line>
            <draw:line draw:style-name="gr103" draw:text-style-name="P21" draw:layer="layout" svg:x1="11.782cm" svg:y1="12.269cm" svg:x2="11.782cm" svg:y2="11.899cm">
              <text:p/>
            </draw:line>
            <draw:polyline draw:style-name="gr104" draw:text-style-name="P31" draw:layer="layout" svg:width="1.288cm" svg:height="5.235cm" draw:transform="rotate (1.5707963267949) translate (11.784cm 12.452cm)" svg:viewBox="0 0 1289 5236" draw:points="1289,5236 0,5236 0,0 1016,0">
              <text:p/>
            </draw:polyline>
            <draw:polyline draw:style-name="gr81" draw:text-style-name="P20" draw:layer="layout" svg:width="4.559cm" svg:height="1.135cm" svg:x="11.829cm" svg:y="9.763cm" svg:viewBox="0 0 4560 1136" draw:points="0,0 4560,0 4560,1136">
              <text:p/>
            </draw:polyline>
            <draw:line draw:style-name="gr102" draw:text-style-name="P20" draw:layer="layout" svg:x1="16.991cm" svg:y1="11.158cm" svg:x2="16.79cm" svg:y2="11.158cm">
              <text:p/>
            </draw:line>
            <draw:line draw:style-name="gr102" draw:text-style-name="P20" draw:layer="layout" svg:x1="14.68cm" svg:y1="11.158cm" svg:x2="14.479cm" svg:y2="11.158cm">
              <text:p/>
            </draw:line>
            <draw:line draw:style-name="gr102" draw:text-style-name="P20" draw:layer="layout" svg:x1="12.356cm" svg:y1="11.158cm" svg:x2="12.164cm" svg:y2="11.158cm">
              <text:p/>
            </draw:line>
            <draw:ellipse draw:style-name="gr82" draw:text-style-name="P22" draw:layer="layout" svg:width="0.126cm" svg:height="0.122cm" svg:x="14.009cm" svg:y="9.712cm">
              <text:p/>
            </draw:ellipse>
            <draw:g>
              <draw:circle draw:style-name="gr105" draw:text-style-name="P18" draw:layer="layout" svg:width="0.537cm" svg:height="0.537cm" svg:x="11.505cm" svg:y="10.899cm">
                <text:p/>
              </draw:circle>
              <draw:line draw:style-name="gr106" draw:text-style-name="P18" draw:layer="layout" svg:x1="11.915cm" svg:y1="11.168cm" svg:x2="11.63cm" svg:y2="11.168cm">
                <text:p/>
              </draw:line>
              <draw:line draw:style-name="gr107" draw:text-style-name="P18" draw:layer="layout" svg:x1="11.774cm" svg:y1="11.024cm" svg:x2="11.774cm" svg:y2="11.309cm">
                <text:p/>
              </draw:line>
            </draw:g>
            <draw:g>
              <draw:rect draw:style-name="gr108" draw:text-style-name="P19" draw:layer="layout" svg:width="0.715cm" svg:height="0.77cm" svg:x="12.356cm" svg:y="10.748cm">
                <text:p text:style-name="P8"><text:span text:style-name="T6">z</text:span><text:span text:style-name="T7"> -1</text:span></text:p>
              </draw:rect>
            </draw:g>
            <draw:g>
              <draw:circle draw:style-name="gr109" draw:text-style-name="P18" draw:layer="layout" svg:width="0.537cm" svg:height="0.537cm" svg:x="13.806cm" svg:y="10.9cm">
                <text:p/>
              </draw:circle>
              <draw:line draw:style-name="gr110" draw:text-style-name="P18" draw:layer="layout" svg:x1="14.216cm" svg:y1="11.169cm" svg:x2="13.931cm" svg:y2="11.169cm">
                <text:p/>
              </draw:line>
              <draw:line draw:style-name="gr111" draw:text-style-name="P18" draw:layer="layout" svg:x1="14.075cm" svg:y1="11.025cm" svg:x2="14.075cm" svg:y2="11.31cm">
                <text:p/>
              </draw:line>
            </draw:g>
            <draw:g>
              <draw:circle draw:style-name="gr112" draw:text-style-name="P18" draw:layer="layout" svg:width="0.537cm" svg:height="0.537cm" svg:x="16.107cm" svg:y="10.901cm">
                <text:p/>
              </draw:circle>
              <draw:line draw:style-name="gr113" draw:text-style-name="P18" draw:layer="layout" svg:x1="16.517cm" svg:y1="11.17cm" svg:x2="16.232cm" svg:y2="11.17cm">
                <text:p/>
              </draw:line>
              <draw:line draw:style-name="gr114" draw:text-style-name="P18" draw:layer="layout" svg:x1="16.376cm" svg:y1="11.026cm" svg:x2="16.376cm" svg:y2="11.311cm">
                <text:p/>
              </draw:line>
            </draw:g>
            <draw:g>
              <draw:rect draw:style-name="gr115" draw:text-style-name="P19" draw:layer="layout" svg:width="0.715cm" svg:height="0.77cm" svg:x="14.684cm" svg:y="10.748cm">
                <text:p text:style-name="P8"><text:span text:style-name="T6">z</text:span><text:span text:style-name="T7"> -1</text:span></text:p>
              </draw:rect>
            </draw:g>
            <draw:line draw:style-name="gr80" draw:text-style-name="P21" draw:layer="layout" svg:x1="16.372cm" svg:y1="10.301cm" svg:x2="16.372cm" svg:y2="10.4cm">
              <text:p/>
            </draw:line>
            <draw:line draw:style-name="gr80" draw:text-style-name="P21" draw:layer="layout" svg:x1="11.772cm" svg:y1="10.301cm" svg:x2="11.772cm" svg:y2="10.4cm">
              <text:p/>
            </draw:line>
            <draw:line draw:style-name="gr80" draw:text-style-name="P21" draw:layer="layout" svg:x1="14.072cm" svg:y1="12cm" svg:x2="14.072cm" svg:y2="11.952cm">
              <text:p/>
            </draw:line>
            <draw:line draw:style-name="gr81" draw:text-style-name="P20" draw:layer="layout" svg:x1="14.072cm" svg:y1="12.452cm" svg:x2="14.072cm" svg:y2="11.462cm">
              <text:p/>
            </draw:line>
            <draw:ellipse draw:style-name="gr82" draw:text-style-name="P22" draw:layer="layout" svg:width="0.126cm" svg:height="0.122cm" svg:x="14.009cm" svg:y="12.378cm">
              <text:p/>
            </draw:ellipse>
            <draw:frame draw:style-name="gr116" draw:text-style-name="P24" draw:layer="layout" svg:width="0.514cm" svg:height="0.518cm" svg:x="12.023cm" svg:y="11.773cm">
              <draw:text-box>
                <text:p text:style-name="P23"><text:span text:style-name="T13">-a</text:span><text:span text:style-name="T15">2</text:span></text:p>
              </draw:text-box>
            </draw:frame>
            <draw:frame draw:style-name="gr116" draw:text-style-name="P24" draw:layer="layout" svg:width="0.514cm" svg:height="0.518cm" svg:x="14.283cm" svg:y="11.773cm">
              <draw:text-box>
                <text:p text:style-name="P23"><text:span text:style-name="T13">-a</text:span><text:span text:style-name="T15">1</text:span></text:p>
              </draw:text-box>
            </draw:frame>
            <draw:frame draw:style-name="gr117" draw:text-style-name="P24" draw:layer="layout" svg:width="0.647cm" svg:height="0.518cm" svg:x="15.642cm" svg:y="10.017cm">
              <draw:text-box>
                <text:p text:style-name="P23"><text:span text:style-name="T13">b</text:span><text:span text:style-name="T15">0</text:span></text:p>
              </draw:text-box>
            </draw:frame>
            <draw:frame draw:style-name="gr118" draw:text-style-name="P24" draw:layer="layout" svg:width="0.45cm" svg:height="0.569cm" svg:x="14.3cm" svg:y="9.991cm">
              <draw:text-box>
                <text:p text:style-name="P23"><text:span text:style-name="T13">b</text:span><text:span text:style-name="T15">1</text:span></text:p>
              </draw:text-box>
            </draw:frame>
            <draw:frame draw:style-name="gr119" draw:text-style-name="P24" draw:layer="layout" svg:width="0.374cm" svg:height="0.518cm" svg:x="12.052cm" svg:y="10.017cm">
              <draw:text-box>
                <text:p text:style-name="P23"><text:span text:style-name="T13">b</text:span><text:span text:style-name="T15">2</text:span></text:p>
              </draw:text-box>
            </draw:frame>
          </draw:g>
          <draw:g>
            <draw:rect draw:style-name="gr120" draw:text-style-name="P32" draw:layer="layout" svg:width="0.754cm" svg:height="0.811cm" svg:x="10.5cm" svg:y="9.281cm">
              <text:p text:style-name="P8"><text:span text:style-name="T26">z</text:span><text:span text:style-name="T27"> -1</text:span></text:p>
            </draw:rect>
          </draw:g>
        </draw:g>
        <draw:g>
          <draw:line draw:style-name="gr102" draw:text-style-name="P20" draw:layer="layout" svg:x1="2.891cm" svg:y1="10.36cm" svg:x2="2.036cm" svg:y2="10.36cm">
            <text:p/>
          </draw:line>
          <draw:polyline draw:style-name="gr121" draw:text-style-name="P20" draw:layer="layout" svg:width="1.932cm" svg:height="1.452cm" svg:x="5.736cm" svg:y="10.367cm" svg:viewBox="0 0 1933 1453" draw:points="1933,0 1933,1453 0,1453">
            <text:p/>
          </draw:polyline>
          <draw:line draw:style-name="gr102" draw:text-style-name="P20" draw:layer="layout" svg:x1="7.594cm" svg:y1="10.367cm" svg:x2="3.777cm" svg:y2="10.367cm">
            <text:p/>
          </draw:line>
          <draw:polyline draw:style-name="gr102" draw:text-style-name="P20" draw:layer="layout" svg:width="2.48cm" svg:height="1.21cm" draw:transform="rotate (-3.14159265358979) translate (5.633cm 11.82cm)" svg:viewBox="0 0 2481 1211" draw:points="2481,1211 2481,0 2481,0 0,0">
            <text:p/>
          </draw:polyline>
          <draw:frame draw:style-name="gr122" draw:text-style-name="P24" draw:layer="layout" svg:width="0.987cm" svg:height="0.72cm" svg:x="8.013cm" svg:y="8.99cm">
            <draw:text-box>
              <text:p text:style-name="P23"><text:span text:style-name="T13">y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80" draw:text-style-name="P21" draw:layer="layout" svg:x1="5.665cm" svg:y1="10.977cm" svg:x2="5.665cm" svg:y2="11.067cm">
            <text:p/>
          </draw:line>
          <draw:line draw:style-name="gr102" draw:text-style-name="P20" draw:layer="layout" svg:x1="5.665cm" svg:y1="11.574cm" svg:x2="5.665cm" svg:y2="10.415cm">
            <text:p/>
          </draw:line>
          <draw:g>
            <draw:rect draw:style-name="gr123" draw:text-style-name="P19" draw:layer="layout" svg:width="0.754cm" svg:height="0.811cm" svg:x="6.298cm" svg:y="11.399cm">
              <text:p text:style-name="P8"><text:span text:style-name="T6">z</text:span><text:span text:style-name="T7"> -1</text:span></text:p>
            </draw:rect>
          </draw:g>
          <draw:g>
            <draw:circle draw:style-name="gr124" draw:text-style-name="P18" draw:layer="layout" svg:width="0.45cm" svg:height="0.45cm" svg:x="7.473cm" svg:y="8.691cm">
              <text:p/>
            </draw:circle>
            <draw:line draw:style-name="gr125" draw:text-style-name="P18" draw:layer="layout" svg:x1="7.58cm" svg:y1="8.917cm" svg:x2="7.819cm" svg:y2="8.917cm">
              <text:p/>
            </draw:line>
            <draw:line draw:style-name="gr126" draw:text-style-name="P18" draw:layer="layout" svg:x1="7.697cm" svg:y1="8.796cm" svg:x2="7.697cm" svg:y2="9.035cm">
              <text:p/>
            </draw:line>
          </draw:g>
          <draw:g>
            <draw:rect draw:style-name="gr127" draw:text-style-name="P19" draw:layer="layout" svg:width="0.753cm" svg:height="0.811cm" svg:x="4.162cm" svg:y="11.399cm">
              <text:p text:style-name="P8"><text:span text:style-name="T6">z</text:span><text:span text:style-name="T7"> -1</text:span></text:p>
            </draw:rect>
          </draw:g>
          <draw:line draw:style-name="gr81" draw:text-style-name="P20" draw:layer="layout" svg:x1="5.398cm" svg:y1="10.367cm" svg:x2="5.61cm" svg:y2="10.367cm">
            <text:p/>
          </draw:line>
          <draw:line draw:style-name="gr80" draw:text-style-name="P21" draw:layer="layout" svg:x1="7.669cm" svg:y1="10.791cm" svg:x2="7.669cm" svg:y2="11.067cm">
            <text:p/>
          </draw:line>
          <draw:frame draw:style-name="gr116" draw:text-style-name="P24" draw:layer="layout" svg:width="0.514cm" svg:height="0.518cm" svg:x="6.932cm" svg:y="10.663cm">
            <draw:text-box>
              <text:p text:style-name="P23"><text:span text:style-name="T13">-a</text:span><text:span text:style-name="T15">2</text:span></text:p>
            </draw:text-box>
          </draw:frame>
          <draw:frame draw:style-name="gr116" draw:text-style-name="P24" draw:layer="layout" svg:width="0.514cm" svg:height="0.518cm" svg:x="4.916cm" svg:y="10.664cm">
            <draw:text-box>
              <text:p text:style-name="P23"><text:span text:style-name="T13">-a</text:span><text:span text:style-name="T15">1</text:span></text:p>
            </draw:text-box>
          </draw:frame>
          <draw:line draw:style-name="gr81" draw:text-style-name="P20" draw:layer="layout" svg:x1="7.911cm" svg:y1="8.921cm" svg:x2="8.884cm" svg:y2="8.921cm">
            <text:p/>
          </draw:line>
          <draw:line draw:style-name="gr102" draw:text-style-name="P20" draw:layer="layout" svg:x1="5.453cm" svg:y1="8.922cm" svg:x2="3.945cm" svg:y2="8.922cm">
            <text:p/>
          </draw:line>
          <draw:frame draw:style-name="gr128" draw:text-style-name="P24" draw:layer="layout" svg:width="0.757cm" svg:height="0.518cm" svg:x="2.14cm" svg:y="9.74cm">
            <draw:text-box>
              <text:p text:style-name="P23"><text:span text:style-name="T13">x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129" draw:text-style-name="P21" draw:layer="layout" svg:x1="5.666cm" svg:y1="9.664cm" svg:x2="5.666cm" svg:y2="9.864cm">
            <text:p/>
          </draw:line>
          <draw:ellipse draw:style-name="gr87" draw:text-style-name="P22" draw:layer="layout" svg:width="0.131cm" svg:height="0.126cm" svg:x="3.712cm" svg:y="10.304cm">
            <text:p/>
          </draw:ellipse>
          <draw:line draw:style-name="gr102" draw:text-style-name="P20" draw:layer="layout" svg:x1="5.666cm" svg:y1="9.161cm" svg:x2="5.666cm" svg:y2="10.304cm">
            <text:p/>
          </draw:line>
          <draw:line draw:style-name="gr81" draw:text-style-name="P20" draw:layer="layout" svg:x1="5.903cm" svg:y1="8.922cm" svg:x2="6.307cm" svg:y2="8.922cm">
            <text:p/>
          </draw:line>
          <draw:ellipse draw:style-name="gr82" draw:text-style-name="P22" draw:layer="layout" svg:width="0.132cm" svg:height="0.13cm" svg:x="5.6cm" svg:y="8.856cm">
            <text:p/>
          </draw:ellipse>
          <draw:g>
            <draw:rect draw:style-name="gr130" draw:text-style-name="P19" draw:layer="layout" svg:width="0.754cm" svg:height="0.811cm" svg:x="6.299cm" svg:y="8.5cm">
              <text:p text:style-name="P8"><text:span text:style-name="T6">z</text:span><text:span text:style-name="T7"> -1</text:span></text:p>
            </draw:rect>
          </draw:g>
          <draw:g>
            <draw:rect draw:style-name="gr131" draw:text-style-name="P19" draw:layer="layout" svg:width="0.753cm" svg:height="0.811cm" svg:x="4.163cm" svg:y="8.5cm">
              <text:p text:style-name="P8"><text:span text:style-name="T6">z</text:span><text:span text:style-name="T7"> -1</text:span></text:p>
            </draw:rect>
          </draw:g>
          <draw:polyline draw:style-name="gr81" draw:text-style-name="P20" draw:layer="layout" svg:width="0.395cm" svg:height="1.41cm" svg:x="3.778cm" svg:y="8.921cm" svg:viewBox="0 0 396 1411" draw:points="0,1411 0,0 396,0">
            <text:p/>
          </draw:polyline>
          <draw:line draw:style-name="gr129" draw:text-style-name="P21" draw:layer="layout" svg:x1="7.665cm" svg:y1="9.664cm" svg:x2="7.665cm" svg:y2="10.048cm">
            <text:p/>
          </draw:line>
          <draw:frame draw:style-name="gr117" draw:text-style-name="P24" draw:layer="layout" svg:width="0.647cm" svg:height="0.518cm" svg:x="6.883cm" svg:y="9.551cm">
            <draw:text-box>
              <text:p text:style-name="P23"><text:span text:style-name="T13">b</text:span><text:span text:style-name="T15">0</text:span></text:p>
            </draw:text-box>
          </draw:frame>
          <draw:frame draw:style-name="gr118" draw:text-style-name="P24" draw:layer="layout" svg:width="0.45cm" svg:height="0.569cm" svg:x="5.841cm" svg:y="9.525cm">
            <draw:text-box>
              <text:p text:style-name="P23"><text:span text:style-name="T13">b</text:span><text:span text:style-name="T15">1</text:span></text:p>
            </draw:text-box>
          </draw:frame>
          <draw:frame draw:style-name="gr119" draw:text-style-name="P24" draw:layer="layout" svg:width="0.374cm" svg:height="0.518cm" svg:x="3.193cm" svg:y="9.451cm">
            <draw:text-box>
              <text:p text:style-name="P23"><text:span text:style-name="T13">b</text:span><text:span text:style-name="T15">2</text:span></text:p>
            </draw:text-box>
          </draw:frame>
          <draw:line draw:style-name="gr129" draw:text-style-name="P21" draw:layer="layout" svg:x1="3.778cm" svg:y1="9.664cm" svg:x2="3.778cm" svg:y2="10.048cm">
            <text:p/>
          </draw:line>
          <draw:line draw:style-name="gr81" draw:text-style-name="P20" draw:layer="layout" svg:x1="5.123cm" svg:y1="11.82cm" svg:x2="4.915cm" svg:y2="11.82cm">
            <text:p/>
          </draw:line>
          <draw:line draw:style-name="gr81" draw:text-style-name="P20" draw:layer="layout" svg:x1="3.373cm" svg:y1="10.367cm" svg:x2="3.73cm" svg:y2="10.367cm">
            <text:p/>
          </draw:line>
          <draw:ellipse draw:style-name="gr82" draw:text-style-name="P22" draw:layer="layout" svg:width="0.132cm" svg:height="0.13cm" svg:x="7.6cm" svg:y="10.304cm">
            <text:p/>
          </draw:ellipse>
          <draw:g>
            <draw:circle draw:style-name="gr132" draw:text-style-name="P18" draw:layer="layout" svg:width="0.45cm" svg:height="0.45cm" svg:x="5.438cm" svg:y="8.691cm">
              <text:p/>
            </draw:circle>
            <draw:line draw:style-name="gr133" draw:text-style-name="P18" draw:layer="layout" svg:x1="5.545cm" svg:y1="8.917cm" svg:x2="5.784cm" svg:y2="8.917cm">
              <text:p/>
            </draw:line>
            <draw:line draw:style-name="gr134" draw:text-style-name="P18" draw:layer="layout" svg:x1="5.662cm" svg:y1="8.796cm" svg:x2="5.662cm" svg:y2="9.035cm">
              <text:p/>
            </draw:line>
          </draw:g>
          <draw:line draw:style-name="gr81" draw:text-style-name="P20" draw:layer="layout" svg:x1="7.063cm" svg:y1="8.932cm" svg:x2="7.467cm" svg:y2="8.932cm">
            <text:p/>
          </draw:line>
          <draw:ellipse draw:style-name="gr87" draw:text-style-name="P22" draw:layer="layout" svg:width="0.131cm" svg:height="0.126cm" svg:x="5.598cm" svg:y="10.304cm">
            <text:p/>
          </draw:ellipse>
          <draw:g>
            <draw:circle draw:style-name="gr135" draw:text-style-name="P18" draw:layer="layout" svg:width="0.45cm" svg:height="0.45cm" svg:x="5.438cm" svg:y="11.591cm">
              <text:p/>
            </draw:circle>
            <draw:line draw:style-name="gr136" draw:text-style-name="P18" draw:layer="layout" svg:x1="5.545cm" svg:y1="11.817cm" svg:x2="5.784cm" svg:y2="11.817cm">
              <text:p/>
            </draw:line>
            <draw:line draw:style-name="gr137" draw:text-style-name="P18" draw:layer="layout" svg:x1="5.662cm" svg:y1="11.696cm" svg:x2="5.662cm" svg:y2="11.935cm">
              <text:p/>
            </draw:line>
          </draw:g>
          <draw:line draw:style-name="gr102" draw:text-style-name="P20" draw:layer="layout" svg:x1="7.666cm" svg:y1="9.162cm" svg:x2="7.666cm" svg:y2="10.305cm">
            <text:p/>
          </draw:line>
          <draw:line draw:style-name="gr81" draw:text-style-name="P20" draw:layer="layout" svg:x1="6.11cm" svg:y1="11.82cm" svg:x2="5.902cm" svg:y2="11.82cm">
            <text:p/>
          </draw:line>
          <draw:line draw:style-name="gr81" draw:text-style-name="P20" draw:layer="layout" svg:x1="7.284cm" svg:y1="11.82cm" svg:x2="7.076cm" svg:y2="11.82cm">
            <text:p/>
          </draw:line>
          <draw:g>
            <draw:circle draw:style-name="gr138" draw:text-style-name="P18" draw:layer="layout" svg:width="0.45cm" svg:height="0.45cm" svg:x="2.923cm" svg:y="10.133cm">
              <text:p/>
            </draw:circle>
            <draw:line draw:style-name="gr139" draw:text-style-name="P18" draw:layer="layout" svg:x1="3.03cm" svg:y1="10.359cm" svg:x2="3.269cm" svg:y2="10.359cm">
              <text:p/>
            </draw:line>
            <draw:line draw:style-name="gr140" draw:text-style-name="P18" draw:layer="layout" svg:x1="3.147cm" svg:y1="10.238cm" svg:x2="3.147cm" svg:y2="10.477cm">
              <text:p/>
            </draw:line>
          </draw:g>
          <draw:g>
            <draw:rect draw:style-name="gr141" draw:text-style-name="P32" draw:layer="layout" svg:width="0.754cm" svg:height="0.811cm" svg:x="1.282cm" svg:y="9.931cm">
              <text:p text:style-name="P8"><text:span text:style-name="T26">z</text:span><text:span text:style-name="T27"> -1</text:span></text:p>
            </draw:rect>
          </draw:g>
        </draw:g>
        <draw:g>
          <draw:line draw:style-name="gr79" draw:text-style-name="P20" draw:layer="layout" svg:x1="13.646cm" svg:y1="14.169cm" svg:x2="14.149cm" svg:y2="14.169cm">
            <text:p/>
          </draw:line>
          <draw:custom-shape draw:style-name="gr142" draw:text-style-name="P30" draw:layer="layout" svg:width="0.79cm" svg:height="0.758cm" svg:x="13.089cm" svg:y="13.793cm">
            <text:p text:style-name="P29"><text:span text:style-name="T28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12.8cm" svg:y1="14.169cm" svg:x2="13.089cm" svg:y2="14.169cm">
            <text:p/>
          </draw:line>
          <draw:line draw:style-name="gr78" draw:text-style-name="P20" draw:layer="layout" svg:x1="17.634cm" svg:y1="14.169cm" svg:x2="16.911cm" svg:y2="14.169cm">
            <text:p/>
          </draw:line>
          <draw:custom-shape draw:style-name="gr143" draw:text-style-name="P30" draw:layer="layout" svg:width="0.79cm" svg:height="0.756cm" svg:x="16.521cm" svg:y="13.786cm">
            <text:p text:style-name="P29"><text:span text:style-name="T28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16.527cm" svg:y1="14.169cm" svg:x2="16.211cm" svg:y2="14.169cm">
            <text:p/>
          </draw:line>
          <draw:g>
            <draw:rect draw:style-name="gr144" draw:text-style-name="P33" draw:layer="layout" svg:width="2.132cm" svg:height="1.338cm" svg:x="14.104cm" svg:y="13.5cm">
              <text:p text:style-name="P8"><text:span text:style-name="T6">H</text:span><text:span text:style-name="T29">Q</text:span><text:span text:style-name="T30">(</text:span><text:span text:style-name="T6">z</text:span><text:span text:style-name="T30">)</text:span></text:p>
              <text:p text:style-name="P8"><text:span text:style-name="T31">(no image)</text:span></text:p>
            </draw:rect>
          </draw:g>
        </draw:g>
        <draw:g>
          <draw:line draw:style-name="gr79" draw:text-style-name="P20" draw:layer="layout" svg:x1="11.906cm" svg:y1="3.027cm" svg:x2="12.252cm" svg:y2="3.027cm">
            <text:p/>
          </draw:line>
          <draw:line draw:style-name="gr78" draw:text-style-name="P20" draw:layer="layout" svg:x1="16.289cm" svg:y1="1.953cm" svg:x2="16.289cm" svg:y2="2.987cm">
            <text:p/>
          </draw:line>
          <draw:line draw:style-name="gr78" draw:text-style-name="P20" draw:layer="layout" svg:x1="16.246cm" svg:y1="3.028cm" svg:x2="14.746cm" svg:y2="3.028cm">
            <text:p/>
          </draw:line>
          <draw:line draw:style-name="gr78" draw:text-style-name="P20" draw:layer="layout" svg:x1="13.761cm" svg:y1="3.028cm" svg:x2="12.448cm" svg:y2="3.028cm">
            <text:p/>
          </draw:line>
          <draw:line draw:style-name="gr80" draw:text-style-name="P21" draw:layer="layout" svg:x1="13.793cm" svg:y1="2.55cm" svg:x2="13.793cm" svg:y2="2.413cm">
            <text:p/>
          </draw:line>
          <draw:ellipse draw:style-name="gr87" draw:text-style-name="P22" draw:layer="layout" svg:width="0.131cm" svg:height="0.126cm" svg:x="12.21cm" svg:y="2.97cm">
            <text:p/>
          </draw:ellipse>
          <draw:ellipse draw:style-name="gr82" draw:text-style-name="P22" draw:layer="layout" svg:width="0.131cm" svg:height="0.129cm" svg:x="16.223cm" svg:y="2.968cm">
            <text:p/>
          </draw:ellipse>
          <draw:line draw:style-name="gr79" draw:text-style-name="P20" draw:layer="layout" svg:x1="13.793cm" svg:y1="2.981cm" svg:x2="13.793cm" svg:y2="1.953cm">
            <text:p/>
          </draw:line>
          <draw:line draw:style-name="gr103" draw:text-style-name="P21" draw:layer="layout" svg:x1="16.29cm" svg:y1="3.605cm" svg:x2="16.29cm" svg:y2="3.722cm">
            <text:p/>
          </draw:line>
          <draw:polyline draw:style-name="gr145" draw:text-style-name="P31" draw:layer="layout" svg:width="0.187cm" svg:height="1.258cm" svg:x="11.658cm" svg:y="3.343cm" svg:viewBox="0 0 188 1259" draw:points="0,0 0,1259 0,1259 188,1259">
            <text:p/>
          </draw:polyline>
          <draw:line draw:style-name="gr145" draw:text-style-name="P31" draw:layer="layout" svg:x1="16.292cm" svg:y1="4.235cm" svg:x2="16.292cm" svg:y2="2.843cm">
            <text:p/>
          </draw:line>
          <draw:line draw:style-name="gr78" draw:text-style-name="P20" draw:layer="layout" svg:x1="12.281cm" svg:y1="1.945cm" svg:x2="12.281cm" svg:y2="3.036cm">
            <text:p/>
          </draw:line>
          <draw:line draw:style-name="gr81" draw:text-style-name="P20" draw:layer="layout" svg:x1="14.908cm" svg:y1="3.03cm" svg:x2="15.11cm" svg:y2="3.03cm">
            <text:p/>
          </draw:line>
          <draw:ellipse draw:style-name="gr82" draw:text-style-name="P22" draw:layer="layout" svg:width="0.132cm" svg:height="0.13cm" svg:x="13.727cm" svg:y="2.962cm">
            <text:p/>
          </draw:ellipse>
          <draw:g>
            <draw:rect draw:style-name="gr146" draw:text-style-name="P19" draw:layer="layout" svg:width="0.754cm" svg:height="0.811cm" svg:x="15.102cm" svg:y="2.606cm">
              <text:p text:style-name="P8"><text:span text:style-name="T6">z</text:span><text:span text:style-name="T7"> -1</text:span></text:p>
            </draw:rect>
          </draw:g>
          <draw:g>
            <draw:rect draw:style-name="gr147" draw:text-style-name="P19" draw:layer="layout" svg:width="0.753cm" svg:height="0.811cm" svg:x="12.666cm" svg:y="2.606cm">
              <text:p text:style-name="P8"><text:span text:style-name="T6">z</text:span><text:span text:style-name="T7"> -1</text:span></text:p>
            </draw:rect>
          </draw:g>
          <draw:g>
            <draw:circle draw:style-name="gr148" draw:text-style-name="P18" draw:layer="layout" svg:width="0.565cm" svg:height="0.566cm" svg:x="11.368cm" svg:y="2.746cm">
              <text:p/>
            </draw:circle>
            <draw:line draw:style-name="gr149" draw:text-style-name="P18" draw:layer="layout" svg:x1="11.502cm" svg:y1="3.029cm" svg:x2="11.802cm" svg:y2="3.029cm">
              <text:p/>
            </draw:line>
            <draw:line draw:style-name="gr150" draw:text-style-name="P18" draw:layer="layout" svg:x1="11.65cm" svg:y1="2.878cm" svg:x2="11.65cm" svg:y2="3.178cm">
              <text:p/>
            </draw:line>
          </draw:g>
          <draw:line draw:style-name="gr79" draw:text-style-name="P20" draw:layer="layout" svg:x1="12.346cm" svg:y1="3.027cm" svg:x2="12.677cm" svg:y2="3.027cm">
            <text:p/>
          </draw:line>
          <draw:line draw:style-name="gr79" draw:text-style-name="P20" draw:layer="layout" svg:x1="13.793cm" svg:y1="2.843cm" svg:x2="13.793cm" svg:y2="4.266cm">
            <text:p/>
          </draw:line>
          <draw:line draw:style-name="gr80" draw:text-style-name="P21" draw:layer="layout" svg:x1="12.279cm" svg:y1="2.55cm" svg:x2="12.279cm" svg:y2="2.413cm">
            <text:p/>
          </draw:line>
          <draw:line draw:style-name="gr80" draw:text-style-name="P21" draw:layer="layout" svg:x1="16.289cm" svg:y1="2.55cm" svg:x2="16.289cm" svg:y2="2.413cm">
            <text:p/>
          </draw:line>
          <draw:line draw:style-name="gr103" draw:text-style-name="P21" draw:layer="layout" svg:x1="13.795cm" svg:y1="3.605cm" svg:x2="13.795cm" svg:y2="3.722cm">
            <text:p/>
          </draw:line>
          <draw:frame draw:style-name="gr151" draw:text-style-name="P24" draw:layer="layout" svg:width="0.984cm" svg:height="0.719cm" svg:x="11.469cm" svg:y="1.999cm">
            <draw:text-box>
              <text:p text:style-name="P23"><text:span text:style-name="T13">b</text:span><text:span text:style-name="T15">0</text:span></text:p>
            </draw:text-box>
          </draw:frame>
          <draw:frame draw:style-name="gr151" draw:text-style-name="P24" draw:layer="layout" svg:width="0.984cm" svg:height="0.719cm" svg:x="12.948cm" svg:y="2cm">
            <draw:text-box>
              <text:p text:style-name="P23"><text:span text:style-name="T13">b</text:span><text:span text:style-name="T15">1</text:span></text:p>
            </draw:text-box>
          </draw:frame>
          <draw:frame draw:style-name="gr151" draw:text-style-name="P24" draw:layer="layout" svg:width="0.984cm" svg:height="0.719cm" svg:x="15.424cm" svg:y="2.001cm">
            <draw:text-box>
              <text:p text:style-name="P23"><text:span text:style-name="T13">b</text:span><text:span text:style-name="T14">N</text:span></text:p>
            </draw:text-box>
          </draw:frame>
          <draw:frame draw:style-name="gr151" draw:text-style-name="P24" draw:layer="layout" svg:width="0.984cm" svg:height="0.719cm" svg:x="15.424cm" svg:y="3.442cm">
            <draw:text-box>
              <text:p text:style-name="P23"><text:span text:style-name="T13">-a</text:span><text:span text:style-name="T14">N</text:span></text:p>
            </draw:text-box>
          </draw:frame>
          <draw:frame draw:style-name="gr151" draw:text-style-name="P24" draw:layer="layout" svg:width="0.984cm" svg:height="0.719cm" svg:x="12.948cm" svg:y="3.443cm">
            <draw:text-box>
              <text:p text:style-name="P23"><text:span text:style-name="T13">-a</text:span><text:span text:style-name="T15">1</text:span></text:p>
            </draw:text-box>
          </draw:frame>
          <draw:line draw:style-name="gr79" draw:text-style-name="P20" draw:layer="layout" svg:x1="10.846cm" svg:y1="3.035cm" svg:x2="11.349cm" svg:y2="3.035cm">
            <text:p/>
          </draw:line>
          <draw:custom-shape draw:style-name="gr95" draw:text-style-name="P30" draw:layer="layout" svg:width="0.79cm" svg:height="0.688cm" svg:x="10.289cm" svg:y="2.693cm">
            <text:p text:style-name="P29"><text:span text:style-name="T22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10cm" svg:y1="3.035cm" svg:x2="10.289cm" svg:y2="3.035cm">
            <text:p/>
          </draw:line>
          <draw:line draw:style-name="gr78" draw:text-style-name="P20" draw:layer="layout" svg:x1="17.899cm" svg:y1="1.559cm" svg:x2="17.176cm" svg:y2="1.559cm">
            <text:p/>
          </draw:line>
          <draw:custom-shape draw:style-name="gr152" draw:text-style-name="P30" draw:layer="layout" svg:width="0.79cm" svg:height="0.677cm" svg:x="16.786cm" svg:y="1.217cm">
            <text:p text:style-name="P29"><text:span text:style-name="T22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16.792cm" svg:y1="1.559cm" svg:x2="16.476cm" svg:y2="1.559cm">
            <text:p/>
          </draw:line>
          <draw:g>
            <draw:custom-shape draw:style-name="gr153" draw:text-style-name="P26" draw:layer="layout" svg:width="4.623cm" svg:height="0.724cm" svg:x="11.846cm" svg:y="1.205cm">
              <text:p text:style-name="P25"><text:span text:style-name="T16"><text:s/></text:span><text:span text:style-name="T17"><text:s text:c="3"/></text:span><text:span text:style-name="T18">&lt;</text:span><text:span text:style-name="T19">Q</text:span><text:span text:style-name="T20">A,b</text:span><text:span text:style-name="T18">&gt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3" draw:text-style-name="P27" draw:layer="layout" svg:width="0.319cm" svg:height="0.793cm" svg:x="12.991cm" svg:y="1.146cm">
              <draw:text-box>
                <text:p><text:span text:style-name="T21">Σ</text:span></text:p>
              </draw:text-box>
            </draw:frame>
          </draw:g>
          <draw:line draw:style-name="gr79" draw:text-style-name="P20" draw:layer="layout" svg:x1="13.839cm" svg:y1="3.027cm" svg:x2="14.17cm" svg:y2="3.027cm">
            <text:p/>
          </draw:line>
          <draw:g>
            <draw:custom-shape draw:style-name="gr153" draw:text-style-name="P26" draw:layer="layout" svg:width="4.623cm" svg:height="0.724cm" svg:x="11.846cm" svg:y="4.266cm">
              <text:p text:style-name="P25"><text:span text:style-name="T16"><text:s/></text:span><text:span text:style-name="T17"><text:s text:c="3"/></text:span><text:span text:style-name="T18">&lt;</text:span><text:span text:style-name="T19">Q</text:span><text:span text:style-name="T20">A,a</text:span><text:span text:style-name="T18">&gt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3" draw:text-style-name="P34" draw:layer="layout" svg:width="0.319cm" svg:height="0.793cm" svg:x="12.991cm" svg:y="4.207cm">
              <draw:text-box>
                <text:p><text:span text:style-name="T32">Σ</text:span></text:p>
              </draw:text-box>
            </draw:frame>
          </draw:g>
          <draw:line draw:style-name="gr94" draw:text-style-name="P28" draw:layer="layout" svg:x1="14.206cm" svg:y1="3.025cm" svg:x2="14.706cm" svg:y2="3.025cm">
            <text:p/>
          </draw:line>
          <draw:line draw:style-name="gr97" draw:text-style-name="P20" draw:layer="layout" svg:x1="14.587cm" svg:y1="3.819cm" svg:x2="14.587cm" svg:y2="3.429cm">
            <text:p/>
          </draw:line>
          <draw:line draw:style-name="gr97" draw:text-style-name="P20" draw:layer="layout" svg:x1="14.587cm" svg:y1="2.619cm" svg:x2="14.587cm" svg:y2="2.229cm">
            <text:p/>
          </draw:line>
          <draw:line draw:style-name="gr78" draw:text-style-name="P20" draw:layer="layout" svg:x1="14.589cm" svg:y1="1.937cm" svg:x2="14.589cm" svg:y2="2.343cm">
            <text:p/>
          </draw:line>
          <draw:line draw:style-name="gr79" draw:text-style-name="P20" draw:layer="layout" svg:x1="14.585cm" svg:y1="3.893cm" svg:x2="14.585cm" svg:y2="4.26cm">
            <text:p/>
          </draw:line>
          <draw:custom-shape draw:style-name="gr154" draw:text-style-name="P30" draw:layer="layout" svg:width="0.79cm" svg:height="0.675cm" svg:x="11.259cm" svg:y="3.624cm">
            <text:p text:style-name="P29"><text:span text:style-name="T22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155" draw:text-style-name="P36" draw:layer="layout" svg:width="3.5cm" svg:height="1.245cm" svg:x="14cm" svg:y="16.255cm">
          <text:p text:style-name="P35"><text:span text:style-name="T33">no fixpoint </text:span></text:p>
          <text:p text:style-name="P35"><text:span text:style-name="T33">filter found</text:span></text:p>
          <draw:enhanced-geometry svg:viewBox="0 0 21600 21600" draw:text-areas="800 800 20800 20800" draw:type="round-rectangular-callout" draw:modifiers="1813.88174807198 27892.77688603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line draw:style-name="gr79" draw:text-style-name="P20" draw:layer="layout" svg:x1="7.947cm" svg:y1="14.169cm" svg:x2="8.45cm" svg:y2="14.169cm">
            <text:p/>
          </draw:line>
          <draw:custom-shape draw:style-name="gr156" draw:text-style-name="P30" draw:layer="layout" svg:width="0.792cm" svg:height="0.726cm" svg:x="7.388cm" svg:y="13.799cm">
            <text:p text:style-name="P29"><text:span text:style-name="T22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7.101cm" svg:y1="14.169cm" svg:x2="7.388cm" svg:y2="14.169cm">
            <text:p/>
          </draw:line>
          <draw:g>
            <draw:rect draw:style-name="gr157" draw:text-style-name="P37" draw:layer="layout" svg:width="1.595cm" svg:height="1.338cm" svg:x="8.405cm" svg:y="13.5cm">
              <text:p text:style-name="P8"><text:span text:style-name="T34">z</text:span><text:span text:style-name="T35"> </text:span><text:span text:style-name="T36">-M</text:span></text:p>
            </draw:rect>
          </draw:g>
          <draw:line draw:style-name="gr79" draw:text-style-name="P20" draw:layer="layout" svg:x1="10.841cm" svg:y1="14.17cm" svg:x2="11.344cm" svg:y2="14.17cm">
            <text:p/>
          </draw:line>
          <draw:custom-shape draw:style-name="gr156" draw:text-style-name="P30" draw:layer="layout" svg:width="0.792cm" svg:height="0.726cm" svg:x="10.282cm" svg:y="13.8cm">
            <text:p text:style-name="P29"><text:span text:style-name="T22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9.995cm" svg:y1="14.17cm" svg:x2="10.282cm" svg:y2="14.17cm">
            <text:p/>
          </draw:line>
        </draw:g>
        <draw:frame draw:style-name="gr158" draw:text-style-name="P28" draw:layer="layout" svg:width="1.5cm" svg:height="1.009cm" svg:x="12.5cm" svg:y="6cm">
          <draw:image xlink:href="Pictures/100000000000009F0000006BB385DC63066E07C0.png" xlink:type="simple" xlink:show="embed" xlink:actuate="onLoad">
            <text:p/>
          </draw:image>
        </draw:frame>
        <draw:frame draw:style-name="gr158" draw:text-style-name="P28" draw:layer="layout" svg:width="1.5cm" svg:height="1.008cm" svg:x="15cm" svg:y="5.992cm">
          <draw:image xlink:href="Pictures/100024B50000108B00000B1E88C5B46C41B92568.svg" xlink:type="simple" xlink:show="embed" xlink:actuate="onLoad">
            <text:p/>
          </draw:image>
          <draw:image xlink:href="Pictures/10000201000000A00000006C3FE3068B723260FD.png" xlink:type="simple" xlink:show="embed" xlink:actuate="onLoad"/>
        </draw:frame>
        <draw:frame draw:style-name="gr159" draw:text-style-name="P38" draw:layer="layout" svg:width="7.161cm" svg:height="3.806cm" svg:x="2cm" svg:y="22.896cm">
          <draw:text-box>
            <text:p>Exportieren als png mit:</text:p>
            <text:p>- h = 4cm</text:p>
            <text:p>- dpi = 100</text:p>
            <text:p>- keine Transparenz</text:p>
            <text:p>- nicht interlaced</text:p>
          </draw:text-box>
        </draw:frame>
        <draw:frame draw:style-name="gr158" draw:text-style-name="P28" draw:layer="layout" svg:width="1.5cm" svg:height="1.008cm" draw:transform="rotate (1.5707963267949) translate (16.992cm 4.5cm)">
          <draw:image xlink:href="Pictures/100024B50000108B00000B1E88C5B46C41B92568.svg" xlink:type="simple" xlink:show="embed" xlink:actuate="onLoad">
            <text:p/>
          </draw:image>
          <draw:image xlink:href="Pictures/10000201000000A00000006C3FE3068B723260FD.png" xlink:type="simple" xlink:show="embed" xlink:actuate="onLoad"/>
        </draw:frame>
        <draw:frame draw:style-name="gr158" draw:text-style-name="P28" draw:layer="layout" svg:width="1.5cm" svg:height="1.008cm" svg:x="10.074cm" svg:y="1.286cm">
          <draw:image xlink:href="Pictures/100024B50000108B00000B1E88C5B46C41B92568.svg" xlink:type="simple" xlink:show="embed" xlink:actuate="onLoad">
            <text:p/>
          </draw:image>
          <draw:image xlink:href="Pictures/10000201000000A00000006C3FE3068B723260FD.png" xlink:type="simple" xlink:show="embed" xlink:actuate="onLoad"/>
        </draw:frame>
        <draw:frame draw:style-name="gr160" draw:text-style-name="P39" draw:layer="layout" svg:width="1.221cm" svg:height="0.82cm" svg:x="1.779cm" svg:y="4.18cm">
          <draw:image xlink:href="Pictures/100027020000108B00000B1E6025F57CEA380A21.svg" xlink:type="simple" xlink:show="embed" xlink:actuate="onLoad">
            <text:p/>
          </draw:image>
          <draw:image xlink:href="Pictures/10000201000000A00000006C5336EF2D19B98D64.png" xlink:type="simple" xlink:show="embed" xlink:actuate="onLoad"/>
        </draw:frame>
      </draw:page>
      <draw:page draw:name="page2" draw:style-name="dp1" draw:master-page-name="Standard">
        <draw:g>
          <draw:line draw:style-name="gr81" draw:text-style-name="P20" draw:layer="layout" svg:x1="1cm" svg:y1="2.311cm" svg:x2="2.559cm" svg:y2="2.311cm">
            <text:p/>
          </draw:line>
          <draw:polyline draw:style-name="gr102" draw:text-style-name="P20" draw:layer="layout" svg:width="1.925cm" svg:height="1.142cm" svg:x="4.607cm" svg:y="2.306cm" svg:viewBox="0 0 1926 1143" draw:points="1926,1143 1926,0 1926,0 0,0">
            <text:p/>
          </draw:polyline>
          <draw:line draw:style-name="gr102" draw:text-style-name="P20" draw:layer="layout" svg:x1="4.485cm" svg:y1="2.312cm" svg:x2="2.815cm" svg:y2="2.312cm">
            <text:p/>
          </draw:line>
          <draw:frame draw:style-name="gr161" draw:text-style-name="P24" draw:layer="layout" svg:width="0.984cm" svg:height="0.518cm" svg:x="0.833cm" svg:y="1.723cm">
            <draw:text-box>
              <text:p text:style-name="P23"><text:span text:style-name="T13">x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80" draw:text-style-name="P21" draw:layer="layout" svg:x1="4.536cm" svg:y1="2.873cm" svg:x2="4.536cm" svg:y2="3.073cm">
            <text:p/>
          </draw:line>
          <draw:ellipse draw:style-name="gr87" draw:text-style-name="P22" draw:layer="layout" svg:width="0.131cm" svg:height="0.126cm" svg:x="2.577cm" svg:y="2.254cm">
            <text:p/>
          </draw:ellipse>
          <draw:line draw:style-name="gr81" draw:text-style-name="P20" draw:layer="layout" svg:x1="4.536cm" svg:y1="2.376cm" svg:x2="4.536cm" svg:y2="3.449cm">
            <text:p/>
          </draw:line>
          <draw:line draw:style-name="gr81" draw:text-style-name="P20" draw:layer="layout" svg:x1="4.975cm" svg:y1="2.322cm" svg:x2="5.177cm" svg:y2="2.322cm">
            <text:p/>
          </draw:line>
          <draw:ellipse draw:style-name="gr82" draw:text-style-name="P22" draw:layer="layout" svg:width="0.132cm" svg:height="0.13cm" svg:x="4.47cm" svg:y="2.246cm">
            <text:p/>
          </draw:ellipse>
          <draw:g>
            <draw:rect draw:style-name="gr162" draw:text-style-name="P19" draw:layer="layout" svg:width="0.754cm" svg:height="0.811cm" svg:x="5.169cm" svg:y="1.89cm">
              <text:p text:style-name="P8"><text:span text:style-name="T6">z</text:span><text:span text:style-name="T7"> -1</text:span></text:p>
            </draw:rect>
          </draw:g>
          <draw:g>
            <draw:rect draw:style-name="gr163" draw:text-style-name="P19" draw:layer="layout" svg:width="0.753cm" svg:height="0.811cm" svg:x="3.033cm" svg:y="1.89cm">
              <text:p text:style-name="P8"><text:span text:style-name="T6">z</text:span><text:span text:style-name="T7"> -1</text:span></text:p>
            </draw:rect>
          </draw:g>
          <draw:line draw:style-name="gr81" draw:text-style-name="P20" draw:layer="layout" svg:x1="2.399cm" svg:y1="2.311cm" svg:x2="3.044cm" svg:y2="2.311cm">
            <text:p/>
          </draw:line>
          <draw:line draw:style-name="gr80" draw:text-style-name="P21" draw:layer="layout" svg:x1="6.535cm" svg:y1="2.693cm" svg:x2="6.535cm" svg:y2="3.077cm">
            <text:p/>
          </draw:line>
          <draw:frame draw:style-name="gr90" draw:text-style-name="P24" draw:layer="layout" svg:width="0.556cm" svg:height="0.719cm" svg:x="2.091cm" svg:y="2.546cm">
            <draw:text-box>
              <text:p text:style-name="P23"><text:span text:style-name="T13">b</text:span><text:span text:style-name="T15">0</text:span></text:p>
            </draw:text-box>
          </draw:frame>
          <draw:frame draw:style-name="gr164" draw:text-style-name="P24" draw:layer="layout" svg:width="0.374cm" svg:height="0.719cm" svg:x="4.05cm" svg:y="2.531cm">
            <draw:text-box>
              <text:p text:style-name="P23"><text:span text:style-name="T13">b</text:span><text:span text:style-name="T15">1</text:span></text:p>
            </draw:text-box>
          </draw:frame>
          <draw:frame draw:style-name="gr91" draw:text-style-name="P24" draw:layer="layout" svg:width="0.642cm" svg:height="0.719cm" svg:x="5.891cm" svg:y="2.531cm">
            <draw:text-box>
              <text:p text:style-name="P23"><text:span text:style-name="T13">b</text:span><text:span text:style-name="T15">2</text:span></text:p>
            </draw:text-box>
          </draw:frame>
          <draw:line draw:style-name="gr80" draw:text-style-name="P21" draw:layer="layout" svg:x1="2.648cm" svg:y1="2.654cm" svg:x2="2.648cm" svg:y2="3.038cm">
            <text:p/>
          </draw:line>
          <draw:g>
            <draw:line draw:style-name="gr102" draw:text-style-name="P20" draw:layer="layout" svg:x1="8.165cm" svg:y1="4.95cm" svg:x2="6.631cm" svg:y2="4.95cm">
              <text:p/>
            </draw:line>
            <draw:polyline draw:style-name="gr81" draw:text-style-name="P20" draw:layer="layout" svg:width="2.434cm" svg:height="1.452cm" svg:x="4.606cm" svg:y="4.957cm" svg:viewBox="0 0 2435 1453" draw:points="2435,0 2435,1453 0,1453">
              <text:p/>
            </draw:polyline>
            <draw:polyline draw:style-name="gr102" draw:text-style-name="P20" draw:layer="layout" svg:width="3.616cm" svg:height="1.452cm" svg:x="2.647cm" svg:y="4.957cm" svg:viewBox="0 0 3617 1453" draw:points="3617,0 0,0 0,1453 0,1452 374,1452 363,1453 1888,1453">
              <text:p/>
            </draw:polyline>
            <draw:frame draw:style-name="gr122" draw:text-style-name="P24" draw:layer="layout" svg:width="0.987cm" svg:height="0.72cm" svg:x="7.313cm" svg:y="4.985cm">
              <draw:text-box>
                <text:p text:style-name="P23"><text:span text:style-name="T13">y</text:span><text:span text:style-name="T24"> </text:span><text:span text:style-name="T25">[</text:span><text:span text:style-name="T13">n</text:span><text:span text:style-name="T25">]</text:span></text:p>
              </draw:text-box>
            </draw:frame>
            <draw:line draw:style-name="gr80" draw:text-style-name="P21" draw:layer="layout" svg:x1="4.535cm" svg:y1="5.833cm" svg:x2="4.535cm" svg:y2="5.696cm">
              <text:p/>
            </draw:line>
            <draw:line draw:style-name="gr81" draw:text-style-name="P20" draw:layer="layout" svg:x1="4.535cm" svg:y1="6.366cm" svg:x2="4.535cm" svg:y2="5.239cm">
              <text:p/>
            </draw:line>
            <draw:line draw:style-name="gr81" draw:text-style-name="P20" draw:layer="layout" svg:x1="6.174cm" svg:y1="6.421cm" svg:x2="5.922cm" svg:y2="6.421cm">
              <text:p/>
            </draw:line>
            <draw:ellipse draw:style-name="gr82" draw:text-style-name="P22" draw:layer="layout" svg:width="0.132cm" svg:height="0.13cm" svg:x="4.469cm" svg:y="6.345cm">
              <text:p/>
            </draw:ellipse>
            <draw:g>
              <draw:circle draw:style-name="gr165" draw:text-style-name="P18" draw:layer="layout" svg:width="0.566cm" svg:height="0.566cm" svg:x="6.247cm" svg:y="4.673cm">
                <text:p/>
              </draw:circle>
              <draw:line draw:style-name="gr166" draw:text-style-name="P18" draw:layer="layout" svg:x1="6.381cm" svg:y1="4.956cm" svg:x2="6.681cm" svg:y2="4.956cm">
                <text:p/>
              </draw:line>
              <draw:line draw:style-name="gr167" draw:text-style-name="P18" draw:layer="layout" svg:x1="6.53cm" svg:y1="4.804cm" svg:x2="6.53cm" svg:y2="5.104cm">
                <text:p/>
              </draw:line>
            </draw:g>
            <draw:g>
              <draw:rect draw:style-name="gr168" draw:text-style-name="P19" draw:layer="layout" svg:width="0.754cm" svg:height="0.811cm" svg:x="5.168cm" svg:y="5.989cm">
                <text:p text:style-name="P8"><text:span text:style-name="T6">z</text:span><text:span text:style-name="T7"> -1</text:span></text:p>
              </draw:rect>
            </draw:g>
            <draw:g>
              <draw:circle draw:style-name="gr169" draw:text-style-name="P18" draw:layer="layout" svg:width="0.566cm" svg:height="0.566cm" svg:x="4.25cm" svg:y="4.673cm">
                <text:p/>
              </draw:circle>
              <draw:line draw:style-name="gr170" draw:text-style-name="P18" draw:layer="layout" svg:x1="4.384cm" svg:y1="4.957cm" svg:x2="4.684cm" svg:y2="4.957cm">
                <text:p/>
              </draw:line>
              <draw:line draw:style-name="gr171" draw:text-style-name="P18" draw:layer="layout" svg:x1="4.532cm" svg:y1="4.805cm" svg:x2="4.532cm" svg:y2="5.105cm">
                <text:p/>
              </draw:line>
            </draw:g>
            <draw:g>
              <draw:rect draw:style-name="gr172" draw:text-style-name="P19" draw:layer="layout" svg:width="0.753cm" svg:height="0.811cm" svg:x="3.032cm" svg:y="5.989cm">
                <text:p text:style-name="P8"><text:span text:style-name="T6">z</text:span><text:span text:style-name="T7"> -1</text:span></text:p>
              </draw:rect>
            </draw:g>
            <draw:line draw:style-name="gr81" draw:text-style-name="P20" draw:layer="layout" svg:x1="4.038cm" svg:y1="4.945cm" svg:x2="4.25cm" svg:y2="4.945cm">
              <text:p/>
            </draw:line>
            <draw:line draw:style-name="gr80" draw:text-style-name="P21" draw:layer="layout" svg:x1="2.635cm" svg:y1="5.833cm" svg:x2="2.635cm" svg:y2="5.696cm">
              <text:p/>
            </draw:line>
            <draw:frame draw:style-name="gr151" draw:text-style-name="P24" draw:layer="layout" svg:width="0.984cm" svg:height="0.719cm" svg:x="1.726cm" svg:y="5.639cm">
              <draw:text-box>
                <text:p text:style-name="P23"><text:span text:style-name="T13">-a</text:span><text:span text:style-name="T15">2</text:span></text:p>
              </draw:text-box>
            </draw:frame>
            <draw:frame draw:style-name="gr173" draw:text-style-name="P24" draw:layer="layout" svg:width="0.984cm" svg:height="1.026cm" svg:x="3.664cm" svg:y="5.489cm">
              <draw:text-box>
                <text:p text:style-name="P23"><text:span text:style-name="T13">-a</text:span><text:span text:style-name="T15">1</text:span></text:p>
              </draw:text-box>
            </draw:frame>
            <draw:line draw:style-name="gr81" draw:text-style-name="P20" draw:layer="layout" svg:x1="4.074cm" svg:y1="6.421cm" svg:x2="3.822cm" svg:y2="6.421cm">
              <text:p/>
            </draw:line>
            <draw:ellipse draw:style-name="gr82" draw:text-style-name="P22" draw:layer="layout" svg:width="0.132cm" svg:height="0.13cm" svg:x="6.97cm" svg:y="4.894cm">
              <text:p/>
            </draw:ellipse>
            <draw:frame draw:style-name="gr174" draw:text-style-name="P40" draw:layer="layout" svg:width="1.424cm" svg:height="0.776cm" svg:x="5.001cm" svg:y="5.125cm">
              <draw:text-box>
                <text:p><text:span text:style-name="T37">H</text:span><text:span text:style-name="T38">2 </text:span><text:span text:style-name="T39">(</text:span><text:span text:style-name="T37">z</text:span><text:span text:style-name="T39">)</text:span></text:p>
              </draw:text-box>
            </draw:frame>
          </draw:g>
          <draw:g>
            <draw:circle draw:style-name="gr175" draw:text-style-name="P18" draw:layer="layout" svg:width="0.566cm" svg:height="0.566cm" svg:x="4.25cm" svg:y="3.473cm">
              <text:p/>
            </draw:circle>
            <draw:line draw:style-name="gr176" draw:text-style-name="P18" draw:layer="layout" svg:x1="4.384cm" svg:y1="3.757cm" svg:x2="4.684cm" svg:y2="3.757cm">
              <text:p/>
            </draw:line>
            <draw:line draw:style-name="gr177" draw:text-style-name="P18" draw:layer="layout" svg:x1="4.532cm" svg:y1="3.605cm" svg:x2="4.532cm" svg:y2="3.905cm">
              <text:p/>
            </draw:line>
          </draw:g>
          <draw:g>
            <draw:circle draw:style-name="gr178" draw:text-style-name="P18" draw:layer="layout" svg:width="0.566cm" svg:height="0.566cm" svg:x="6.258cm" svg:y="3.473cm">
              <text:p/>
            </draw:circle>
            <draw:line draw:style-name="gr179" draw:text-style-name="P18" draw:layer="layout" svg:x1="6.392cm" svg:y1="3.756cm" svg:x2="6.692cm" svg:y2="3.756cm">
              <text:p/>
            </draw:line>
            <draw:line draw:style-name="gr180" draw:text-style-name="P18" draw:layer="layout" svg:x1="6.541cm" svg:y1="3.604cm" svg:x2="6.541cm" svg:y2="3.904cm">
              <text:p/>
            </draw:line>
          </draw:g>
          <draw:polyline draw:style-name="gr81" draw:text-style-name="P20" draw:layer="layout" svg:width="1.605cm" svg:height="1.378cm" svg:x="2.644cm" svg:y="2.38cm" svg:viewBox="0 0 1606 1379" draw:points="0,0 0,1379 1606,1379">
            <text:p/>
          </draw:polyline>
          <draw:line draw:style-name="gr102" draw:text-style-name="P20" draw:layer="layout" svg:x1="6.262cm" svg:y1="3.759cm" svg:x2="4.816cm" svg:y2="3.759cm">
            <text:p/>
          </draw:line>
          <draw:line draw:style-name="gr81" draw:text-style-name="P20" draw:layer="layout" svg:x1="6.533cm" svg:y1="4.039cm" svg:x2="6.533cm" svg:y2="4.673cm">
            <text:p/>
          </draw:line>
          <draw:custom-shape draw:style-name="gr181" draw:text-style-name="P28" draw:layer="layout" svg:width="5.418cm" svg:height="2.742cm" svg:x="1.865cm" svg:y="4.358cm">
            <text:p/>
            <draw:enhanced-geometry svg:viewBox="0 0 21600 21600" draw:type="rectangle" draw:enhanced-path="M 0 0 L 21600 0 21600 21600 0 21600 0 0 Z N"/>
          </draw:custom-shape>
          <draw:custom-shape draw:style-name="gr182" draw:text-style-name="P28" draw:layer="layout" svg:width="5.418cm" svg:height="2.486cm" svg:x="1.865cm" svg:y="1.714cm">
            <text:p/>
            <draw:enhanced-geometry svg:viewBox="0 0 21600 21600" draw:type="rectangle" draw:enhanced-path="M 0 0 L 21600 0 21600 21600 0 21600 0 0 Z N"/>
          </draw:custom-shape>
          <draw:frame draw:style-name="gr174" draw:text-style-name="P41" draw:layer="layout" svg:width="1.424cm" svg:height="0.776cm" svg:x="4.902cm" svg:y="2.925cm">
            <draw:text-box>
              <text:p><text:span text:style-name="T40">H</text:span><text:span text:style-name="T41">1 </text:span><text:span text:style-name="T42">(</text:span><text:span text:style-name="T40">z</text:span><text:span text:style-name="T42">)</text:span></text:p>
            </draw:text-box>
          </draw:frame>
        </draw:g>
        <draw:g>
          <draw:line draw:style-name="gr81" draw:text-style-name="P20" draw:layer="layout" svg:x1="7.861cm" svg:y1="2.288cm" svg:x2="9.126cm" svg:y2="2.288cm">
            <text:p/>
          </draw:line>
          <draw:frame draw:style-name="gr161" draw:text-style-name="P24" draw:layer="layout" svg:width="0.984cm" svg:height="0.518cm" svg:x="7.7cm" svg:y="1.7cm">
            <draw:text-box>
              <text:p text:style-name="P23"><text:span text:style-name="T13">x</text:span><text:span text:style-name="T24"> </text:span><text:span text:style-name="T25">[</text:span><text:span text:style-name="T13">n</text:span><text:span text:style-name="T25">]</text:span></text:p>
            </draw:text-box>
          </draw:frame>
          <draw:g>
            <draw:polyline draw:style-name="gr183" draw:text-style-name="P20" draw:layer="layout" svg:width="4.006cm" svg:height="1.452cm" svg:x="9.473cm" svg:y="2.299cm" svg:viewBox="0 0 4007 1453" draw:points="1786,1453 4007,1453 4007,0 4007,0 0,0 0,1453 0,1452 341,1452 331,1453 1888,1453">
              <text:p/>
            </draw:polyline>
            <draw:line draw:style-name="gr80" draw:text-style-name="P21" draw:layer="layout" svg:x1="11.361cm" svg:y1="3.175cm" svg:x2="11.361cm" svg:y2="3.038cm">
              <text:p/>
            </draw:line>
            <draw:line draw:style-name="gr81" draw:text-style-name="P20" draw:layer="layout" svg:x1="11.361cm" svg:y1="3.708cm" svg:x2="11.361cm" svg:y2="2.581cm">
              <text:p/>
            </draw:line>
            <draw:ellipse draw:style-name="gr82" draw:text-style-name="P22" draw:layer="layout" svg:width="0.132cm" svg:height="0.13cm" svg:x="11.295cm" svg:y="3.687cm">
              <text:p/>
            </draw:ellipse>
            <draw:g>
              <draw:circle draw:style-name="gr184" draw:text-style-name="P18" draw:layer="layout" svg:width="0.566cm" svg:height="0.566cm" svg:x="9.173cm" svg:y="2.015cm">
                <text:p/>
              </draw:circle>
              <draw:line draw:style-name="gr185" draw:text-style-name="P18" draw:layer="layout" svg:x1="9.307cm" svg:y1="2.298cm" svg:x2="9.607cm" svg:y2="2.298cm">
                <text:p/>
              </draw:line>
              <draw:line draw:style-name="gr186" draw:text-style-name="P18" draw:layer="layout" svg:x1="9.456cm" svg:y1="2.146cm" svg:x2="9.456cm" svg:y2="2.446cm">
                <text:p/>
              </draw:line>
            </draw:g>
            <draw:g>
              <draw:rect draw:style-name="gr187" draw:text-style-name="P19" draw:layer="layout" svg:width="0.754cm" svg:height="0.811cm" svg:x="11.994cm" svg:y="3.331cm">
                <text:p text:style-name="P8"><text:span text:style-name="T6">z</text:span><text:span text:style-name="T7"> -1</text:span></text:p>
              </draw:rect>
            </draw:g>
            <draw:g>
              <draw:circle draw:style-name="gr188" draw:text-style-name="P18" draw:layer="layout" svg:width="0.566cm" svg:height="0.566cm" svg:x="11.076cm" svg:y="2.015cm">
                <text:p/>
              </draw:circle>
              <draw:line draw:style-name="gr189" draw:text-style-name="P18" draw:layer="layout" svg:x1="11.21cm" svg:y1="2.299cm" svg:x2="11.51cm" svg:y2="2.299cm">
                <text:p/>
              </draw:line>
              <draw:line draw:style-name="gr190" draw:text-style-name="P18" draw:layer="layout" svg:x1="11.358cm" svg:y1="2.147cm" svg:x2="11.358cm" svg:y2="2.447cm">
                <text:p/>
              </draw:line>
            </draw:g>
            <draw:g>
              <draw:rect draw:style-name="gr191" draw:text-style-name="P19" draw:layer="layout" svg:width="0.753cm" svg:height="0.811cm" svg:x="9.858cm" svg:y="3.331cm">
                <text:p text:style-name="P8"><text:span text:style-name="T6">z</text:span><text:span text:style-name="T7"> -1</text:span></text:p>
              </draw:rect>
            </draw:g>
            <draw:line draw:style-name="gr80" draw:text-style-name="P21" draw:layer="layout" svg:x1="13.486cm" svg:y1="3.175cm" svg:x2="13.486cm" svg:y2="3.038cm">
              <text:p/>
            </draw:line>
            <draw:frame draw:style-name="gr151" draw:text-style-name="P24" draw:layer="layout" svg:width="0.984cm" svg:height="0.719cm" svg:x="12.652cm" svg:y="2.981cm">
              <draw:text-box>
                <text:p text:style-name="P23"><text:span text:style-name="T13">-a</text:span><text:span text:style-name="T15">2</text:span></text:p>
              </draw:text-box>
            </draw:frame>
            <draw:frame draw:style-name="gr173" draw:text-style-name="P24" draw:layer="layout" svg:width="0.984cm" svg:height="1.026cm" svg:x="10.49cm" svg:y="2.831cm">
              <draw:text-box>
                <text:p text:style-name="P23"><text:span text:style-name="T13">-a</text:span><text:span text:style-name="T15">1</text:span></text:p>
              </draw:text-box>
            </draw:frame>
            <draw:line draw:style-name="gr192" draw:text-style-name="P20" draw:layer="layout" svg:x1="11.95cm" svg:y1="3.763cm" svg:x2="11.698cm" svg:y2="3.763cm">
              <text:p/>
            </draw:line>
            <draw:ellipse draw:style-name="gr82" draw:text-style-name="P22" draw:layer="layout" svg:width="0.132cm" svg:height="0.13cm" svg:x="9.396cm" svg:y="3.686cm">
              <text:p/>
            </draw:ellipse>
            <draw:frame draw:style-name="gr174" draw:text-style-name="P40" draw:layer="layout" svg:width="1.424cm" svg:height="0.776cm" svg:x="11.827cm" svg:y="2.467cm">
              <draw:text-box>
                <text:p><text:span text:style-name="T37">H</text:span><text:span text:style-name="T38">2 </text:span><text:span text:style-name="T39">(</text:span><text:span text:style-name="T37">z</text:span><text:span text:style-name="T39">)</text:span></text:p>
              </draw:text-box>
            </draw:frame>
            <draw:custom-shape draw:style-name="gr193" draw:text-style-name="P28" draw:layer="layout" svg:width="5.218cm" svg:height="2.608cm" svg:x="8.691cm" svg:y="1.7cm">
              <text:p/>
              <draw:enhanced-geometry svg:viewBox="0 0 21600 21600" draw:type="rectangle" draw:enhanced-path="M 0 0 L 21600 0 21600 21600 0 21600 0 0 Z N"/>
            </draw:custom-shape>
            <draw:line draw:style-name="gr81" draw:text-style-name="P20" draw:layer="layout" svg:x1="9.473cm" svg:y1="3.752cm" svg:x2="9.473cm" svg:y2="5.153cm">
              <text:p/>
            </draw:line>
          </draw:g>
          <draw:g>
            <draw:polyline draw:style-name="gr102" draw:text-style-name="P20" draw:layer="layout" svg:width="1.925cm" svg:height="1.142cm" svg:x="11.433cm" svg:y="5.148cm" svg:viewBox="0 0 1926 1143" draw:points="1926,1143 1926,0 1926,0 0,0">
              <text:p/>
            </draw:polyline>
            <draw:line draw:style-name="gr102" draw:text-style-name="P20" draw:layer="layout" svg:x1="11.311cm" svg:y1="5.154cm" svg:x2="9.641cm" svg:y2="5.154cm">
              <text:p/>
            </draw:line>
            <draw:line draw:style-name="gr80" draw:text-style-name="P21" draw:layer="layout" svg:x1="11.362cm" svg:y1="5.715cm" svg:x2="11.362cm" svg:y2="5.915cm">
              <text:p/>
            </draw:line>
            <draw:ellipse draw:style-name="gr87" draw:text-style-name="P22" draw:layer="layout" svg:width="0.131cm" svg:height="0.126cm" svg:x="9.403cm" svg:y="5.096cm">
              <text:p/>
            </draw:ellipse>
            <draw:line draw:style-name="gr81" draw:text-style-name="P20" draw:layer="layout" svg:x1="11.362cm" svg:y1="5.218cm" svg:x2="11.362cm" svg:y2="6.291cm">
              <text:p/>
            </draw:line>
            <draw:line draw:style-name="gr81" draw:text-style-name="P20" draw:layer="layout" svg:x1="11.801cm" svg:y1="5.164cm" svg:x2="12.003cm" svg:y2="5.164cm">
              <text:p/>
            </draw:line>
            <draw:ellipse draw:style-name="gr82" draw:text-style-name="P22" draw:layer="layout" svg:width="0.132cm" svg:height="0.13cm" svg:x="11.296cm" svg:y="5.088cm">
              <text:p/>
            </draw:ellipse>
            <draw:g>
              <draw:rect draw:style-name="gr194" draw:text-style-name="P19" draw:layer="layout" svg:width="0.754cm" svg:height="0.811cm" svg:x="11.995cm" svg:y="4.732cm">
                <text:p text:style-name="P8"><text:span text:style-name="T6">z</text:span><text:span text:style-name="T7"> -1</text:span></text:p>
              </draw:rect>
            </draw:g>
            <draw:g>
              <draw:rect draw:style-name="gr195" draw:text-style-name="P19" draw:layer="layout" svg:width="0.753cm" svg:height="0.811cm" svg:x="9.859cm" svg:y="4.732cm">
                <text:p text:style-name="P8"><text:span text:style-name="T6">z</text:span><text:span text:style-name="T7"> -1</text:span></text:p>
              </draw:rect>
            </draw:g>
            <draw:line draw:style-name="gr81" draw:text-style-name="P20" draw:layer="layout" svg:x1="9.47cm" svg:y1="5.153cm" svg:x2="9.87cm" svg:y2="5.153cm">
              <text:p/>
            </draw:line>
            <draw:line draw:style-name="gr80" draw:text-style-name="P21" draw:layer="layout" svg:x1="13.361cm" svg:y1="5.535cm" svg:x2="13.361cm" svg:y2="5.919cm">
              <text:p/>
            </draw:line>
            <draw:frame draw:style-name="gr90" draw:text-style-name="P24" draw:layer="layout" svg:width="0.556cm" svg:height="0.719cm" svg:x="8.917cm" svg:y="5.388cm">
              <draw:text-box>
                <text:p text:style-name="P23"><text:span text:style-name="T13">b</text:span><text:span text:style-name="T15">0</text:span></text:p>
              </draw:text-box>
            </draw:frame>
            <draw:frame draw:style-name="gr164" draw:text-style-name="P24" draw:layer="layout" svg:width="0.374cm" svg:height="0.719cm" svg:x="10.876cm" svg:y="5.373cm">
              <draw:text-box>
                <text:p text:style-name="P23"><text:span text:style-name="T13">b</text:span><text:span text:style-name="T15">1</text:span></text:p>
              </draw:text-box>
            </draw:frame>
            <draw:frame draw:style-name="gr91" draw:text-style-name="P24" draw:layer="layout" svg:width="0.642cm" svg:height="0.719cm" svg:x="12.717cm" svg:y="5.373cm">
              <draw:text-box>
                <text:p text:style-name="P23"><text:span text:style-name="T13">b</text:span><text:span text:style-name="T15">2</text:span></text:p>
              </draw:text-box>
            </draw:frame>
            <draw:line draw:style-name="gr80" draw:text-style-name="P21" draw:layer="layout" svg:x1="9.474cm" svg:y1="5.496cm" svg:x2="9.474cm" svg:y2="5.88cm">
              <text:p/>
            </draw:line>
            <draw:g>
              <draw:circle draw:style-name="gr196" draw:text-style-name="P18" draw:layer="layout" svg:width="0.566cm" svg:height="0.566cm" svg:x="11.076cm" svg:y="6.315cm">
                <text:p/>
              </draw:circle>
              <draw:line draw:style-name="gr197" draw:text-style-name="P18" draw:layer="layout" svg:x1="11.21cm" svg:y1="6.599cm" svg:x2="11.51cm" svg:y2="6.599cm">
                <text:p/>
              </draw:line>
              <draw:line draw:style-name="gr198" draw:text-style-name="P18" draw:layer="layout" svg:x1="11.358cm" svg:y1="6.447cm" svg:x2="11.358cm" svg:y2="6.747cm">
                <text:p/>
              </draw:line>
            </draw:g>
            <draw:g>
              <draw:circle draw:style-name="gr199" draw:text-style-name="P18" draw:layer="layout" svg:width="0.566cm" svg:height="0.566cm" svg:x="13.084cm" svg:y="6.315cm">
                <text:p/>
              </draw:circle>
              <draw:line draw:style-name="gr200" draw:text-style-name="P18" draw:layer="layout" svg:x1="13.218cm" svg:y1="6.598cm" svg:x2="13.518cm" svg:y2="6.598cm">
                <text:p/>
              </draw:line>
              <draw:line draw:style-name="gr201" draw:text-style-name="P18" draw:layer="layout" svg:x1="13.367cm" svg:y1="6.446cm" svg:x2="13.367cm" svg:y2="6.746cm">
                <text:p/>
              </draw:line>
            </draw:g>
            <draw:polyline draw:style-name="gr81" draw:text-style-name="P20" draw:layer="layout" svg:width="1.605cm" svg:height="1.378cm" svg:x="9.47cm" svg:y="5.222cm" svg:viewBox="0 0 1606 1379" draw:points="0,0 0,1379 1606,1379">
              <text:p/>
            </draw:polyline>
            <draw:line draw:style-name="gr102" draw:text-style-name="P20" draw:layer="layout" svg:x1="13.088cm" svg:y1="6.601cm" svg:x2="11.642cm" svg:y2="6.601cm">
              <text:p/>
            </draw:line>
            <draw:custom-shape draw:style-name="gr202" draw:text-style-name="P28" draw:layer="layout" svg:width="5.218cm" svg:height="2.554cm" svg:x="8.691cm" svg:y="4.4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03" draw:text-style-name="P41" draw:layer="layout" svg:width="1.424cm" svg:height="0.776cm" svg:x="11.728cm" svg:y="5.767cm">
              <draw:text-box>
                <text:p><text:span text:style-name="T40">H</text:span><text:span text:style-name="T41">1 </text:span><text:span text:style-name="T42">(</text:span><text:span text:style-name="T40">z</text:span><text:span text:style-name="T42">)</text:span></text:p>
              </draw:text-box>
            </draw:frame>
          </draw:g>
          <draw:frame draw:style-name="gr122" draw:text-style-name="P24" draw:layer="layout" svg:width="0.987cm" svg:height="0.72cm" svg:x="13.909cm" svg:y="5.878cm">
            <draw:text-box>
              <text:p text:style-name="P23"><text:span text:style-name="T13">y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102" draw:text-style-name="P20" draw:layer="layout" svg:x1="14.74cm" svg:y1="6.598cm" svg:x2="13.65cm" svg:y2="6.598cm">
            <text:p/>
          </draw:line>
        </draw:g>
        <draw:g>
          <draw:line draw:style-name="gr81" draw:text-style-name="P20" draw:layer="layout" svg:x1="14.503cm" svg:y1="2.288cm" svg:x2="15.226cm" svg:y2="2.288cm">
            <text:p/>
          </draw:line>
          <draw:frame draw:style-name="gr161" draw:text-style-name="P24" draw:layer="layout" svg:width="0.984cm" svg:height="0.518cm" svg:x="14.3cm" svg:y="1.7cm">
            <draw:text-box>
              <text:p text:style-name="P23"><text:span text:style-name="T13">x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80" draw:text-style-name="P21" draw:layer="layout" svg:x1="17.414cm" svg:y1="3.163cm" svg:x2="17.414cm" svg:y2="3.026cm">
            <text:p/>
          </draw:line>
          <draw:line draw:style-name="gr81" draw:text-style-name="P20" draw:layer="layout" svg:x1="17.414cm" svg:y1="3.696cm" svg:x2="17.414cm" svg:y2="2.569cm">
            <text:p/>
          </draw:line>
          <draw:g>
            <draw:circle draw:style-name="gr204" draw:text-style-name="P18" draw:layer="layout" svg:width="0.566cm" svg:height="0.566cm" svg:x="15.226cm" svg:y="2.003cm">
              <text:p/>
            </draw:circle>
            <draw:line draw:style-name="gr205" draw:text-style-name="P18" draw:layer="layout" svg:x1="15.36cm" svg:y1="2.286cm" svg:x2="15.66cm" svg:y2="2.286cm">
              <text:p/>
            </draw:line>
            <draw:line draw:style-name="gr206" draw:text-style-name="P18" draw:layer="layout" svg:x1="15.509cm" svg:y1="2.134cm" svg:x2="15.509cm" svg:y2="2.434cm">
              <text:p/>
            </draw:line>
          </draw:g>
          <draw:line draw:style-name="gr80" draw:text-style-name="P21" draw:layer="layout" svg:x1="19.439cm" svg:y1="3.163cm" svg:x2="19.439cm" svg:y2="3.026cm">
            <text:p/>
          </draw:line>
          <draw:frame draw:style-name="gr151" draw:text-style-name="P24" draw:layer="layout" svg:width="0.984cm" svg:height="0.719cm" svg:x="18.615cm" svg:y="2.988cm">
            <draw:text-box>
              <text:p text:style-name="P23"><text:span text:style-name="T13">-a</text:span><text:span text:style-name="T15">2</text:span></text:p>
            </draw:text-box>
          </draw:frame>
          <draw:frame draw:style-name="gr173" draw:text-style-name="P24" draw:layer="layout" svg:width="0.984cm" svg:height="1.026cm" svg:x="16.543cm" svg:y="2.819cm">
            <draw:text-box>
              <text:p text:style-name="P23"><text:span text:style-name="T13">-a</text:span><text:span text:style-name="T15">1</text:span></text:p>
            </draw:text-box>
          </draw:frame>
          <draw:frame draw:style-name="gr174" draw:text-style-name="P40" draw:layer="layout" svg:width="1.424cm" svg:height="0.776cm" svg:x="17.88cm" svg:y="2.455cm">
            <draw:text-box>
              <text:p><text:span text:style-name="T37">H</text:span><text:span text:style-name="T38">2 </text:span><text:span text:style-name="T39">(</text:span><text:span text:style-name="T37">z</text:span><text:span text:style-name="T39">)</text:span></text:p>
            </draw:text-box>
          </draw:frame>
          <draw:line draw:style-name="gr81" draw:text-style-name="P20" draw:layer="layout" svg:x1="15.526cm" svg:y1="2.54cm" svg:x2="15.526cm" svg:y2="3.741cm">
            <text:p/>
          </draw:line>
          <draw:polyline draw:style-name="gr183" draw:text-style-name="P20" draw:layer="layout" svg:width="3.681cm" svg:height="1.418cm" svg:x="15.738cm" svg:y="2.287cm" svg:viewBox="0 0 3682 1419" draw:points="3682,1419 3682,0 3682,0 0,0">
            <text:p/>
          </draw:polyline>
          <draw:polyline draw:style-name="gr102" draw:text-style-name="P20" draw:layer="layout" svg:width="1.925cm" svg:height="1.142cm" svg:x="17.486cm" svg:y="3.736cm" svg:viewBox="0 0 1926 1143" draw:points="1926,1143 1926,0 1926,0 0,0">
            <text:p/>
          </draw:polyline>
          <draw:line draw:style-name="gr102" draw:text-style-name="P20" draw:layer="layout" svg:x1="17.364cm" svg:y1="3.742cm" svg:x2="15.694cm" svg:y2="3.742cm">
            <text:p/>
          </draw:line>
          <draw:line draw:style-name="gr80" draw:text-style-name="P21" draw:layer="layout" svg:x1="17.415cm" svg:y1="4.303cm" svg:x2="17.415cm" svg:y2="4.503cm">
            <text:p/>
          </draw:line>
          <draw:ellipse draw:style-name="gr87" draw:text-style-name="P22" draw:layer="layout" svg:width="0.131cm" svg:height="0.126cm" svg:x="15.456cm" svg:y="3.684cm">
            <text:p/>
          </draw:ellipse>
          <draw:line draw:style-name="gr81" draw:text-style-name="P20" draw:layer="layout" svg:x1="17.415cm" svg:y1="3.806cm" svg:x2="17.415cm" svg:y2="4.879cm">
            <text:p/>
          </draw:line>
          <draw:line draw:style-name="gr81" draw:text-style-name="P20" draw:layer="layout" svg:x1="17.804cm" svg:y1="3.752cm" svg:x2="18.006cm" svg:y2="3.752cm">
            <text:p/>
          </draw:line>
          <draw:ellipse draw:style-name="gr82" draw:text-style-name="P22" draw:layer="layout" svg:width="0.132cm" svg:height="0.13cm" svg:x="17.349cm" svg:y="3.676cm">
            <text:p/>
          </draw:ellipse>
          <draw:g>
            <draw:rect draw:style-name="gr207" draw:text-style-name="P19" draw:layer="layout" svg:width="0.754cm" svg:height="0.811cm" svg:x="17.998cm" svg:y="3.32cm">
              <text:p text:style-name="P8"><text:span text:style-name="T6">z</text:span><text:span text:style-name="T7"> -1</text:span></text:p>
            </draw:rect>
          </draw:g>
          <draw:g>
            <draw:rect draw:style-name="gr208" draw:text-style-name="P19" draw:layer="layout" svg:width="0.753cm" svg:height="0.811cm" svg:x="15.912cm" svg:y="3.32cm">
              <text:p text:style-name="P8"><text:span text:style-name="T6">z</text:span><text:span text:style-name="T7"> -1</text:span></text:p>
            </draw:rect>
          </draw:g>
          <draw:line draw:style-name="gr81" draw:text-style-name="P20" draw:layer="layout" svg:x1="15.523cm" svg:y1="3.741cm" svg:x2="15.923cm" svg:y2="3.741cm">
            <text:p/>
          </draw:line>
          <draw:line draw:style-name="gr80" draw:text-style-name="P21" draw:layer="layout" svg:x1="19.414cm" svg:y1="4.123cm" svg:x2="19.414cm" svg:y2="4.507cm">
            <text:p/>
          </draw:line>
          <draw:frame draw:style-name="gr90" draw:text-style-name="P24" draw:layer="layout" svg:width="0.556cm" svg:height="0.719cm" svg:x="14.97cm" svg:y="3.976cm">
            <draw:text-box>
              <text:p text:style-name="P23"><text:span text:style-name="T13">b</text:span><text:span text:style-name="T15">0</text:span></text:p>
            </draw:text-box>
          </draw:frame>
          <draw:frame draw:style-name="gr164" draw:text-style-name="P24" draw:layer="layout" svg:width="0.374cm" svg:height="0.719cm" svg:x="16.929cm" svg:y="3.961cm">
            <draw:text-box>
              <text:p text:style-name="P23"><text:span text:style-name="T13">b</text:span><text:span text:style-name="T15">1</text:span></text:p>
            </draw:text-box>
          </draw:frame>
          <draw:frame draw:style-name="gr91" draw:text-style-name="P24" draw:layer="layout" svg:width="0.642cm" svg:height="0.719cm" svg:x="18.77cm" svg:y="3.961cm">
            <draw:text-box>
              <text:p text:style-name="P23"><text:span text:style-name="T13">b</text:span><text:span text:style-name="T15">2</text:span></text:p>
            </draw:text-box>
          </draw:frame>
          <draw:line draw:style-name="gr80" draw:text-style-name="P21" draw:layer="layout" svg:x1="15.527cm" svg:y1="4.084cm" svg:x2="15.527cm" svg:y2="4.468cm">
            <text:p/>
          </draw:line>
          <draw:g>
            <draw:circle draw:style-name="gr209" draw:text-style-name="P18" draw:layer="layout" svg:width="0.566cm" svg:height="0.566cm" svg:x="17.129cm" svg:y="4.903cm">
              <text:p/>
            </draw:circle>
            <draw:line draw:style-name="gr210" draw:text-style-name="P18" draw:layer="layout" svg:x1="17.263cm" svg:y1="5.187cm" svg:x2="17.563cm" svg:y2="5.187cm">
              <text:p/>
            </draw:line>
            <draw:line draw:style-name="gr211" draw:text-style-name="P18" draw:layer="layout" svg:x1="17.411cm" svg:y1="5.035cm" svg:x2="17.411cm" svg:y2="5.335cm">
              <text:p/>
            </draw:line>
          </draw:g>
          <draw:g>
            <draw:circle draw:style-name="gr212" draw:text-style-name="P18" draw:layer="layout" svg:width="0.566cm" svg:height="0.566cm" svg:x="19.137cm" svg:y="4.903cm">
              <text:p/>
            </draw:circle>
            <draw:line draw:style-name="gr213" draw:text-style-name="P18" draw:layer="layout" svg:x1="19.271cm" svg:y1="5.186cm" svg:x2="19.571cm" svg:y2="5.186cm">
              <text:p/>
            </draw:line>
            <draw:line draw:style-name="gr214" draw:text-style-name="P18" draw:layer="layout" svg:x1="19.42cm" svg:y1="5.034cm" svg:x2="19.42cm" svg:y2="5.334cm">
              <text:p/>
            </draw:line>
          </draw:g>
          <draw:polyline draw:style-name="gr81" draw:text-style-name="P20" draw:layer="layout" svg:width="1.605cm" svg:height="1.378cm" svg:x="15.523cm" svg:y="3.81cm" svg:viewBox="0 0 1606 1379" draw:points="0,0 0,1379 1606,1379">
            <text:p/>
          </draw:polyline>
          <draw:line draw:style-name="gr102" draw:text-style-name="P20" draw:layer="layout" svg:x1="19.141cm" svg:y1="5.189cm" svg:x2="17.695cm" svg:y2="5.189cm">
            <text:p/>
          </draw:line>
          <draw:frame draw:style-name="gr203" draw:text-style-name="P41" draw:layer="layout" svg:width="1.424cm" svg:height="0.776cm" svg:x="17.781cm" svg:y="4.355cm">
            <draw:text-box>
              <text:p><text:span text:style-name="T40">H</text:span><text:span text:style-name="T41">1 </text:span><text:span text:style-name="T42">(</text:span><text:span text:style-name="T40">z</text:span><text:span text:style-name="T42">)</text:span></text:p>
            </draw:text-box>
          </draw:frame>
          <draw:ellipse draw:style-name="gr82" draw:text-style-name="P22" draw:layer="layout" svg:width="0.132cm" svg:height="0.13cm" svg:x="19.349cm" svg:y="3.676cm">
            <text:p/>
          </draw:ellipse>
          <draw:frame draw:style-name="gr122" draw:text-style-name="P24" draw:layer="layout" svg:width="0.987cm" svg:height="0.72cm" svg:x="19.662cm" svg:y="4.466cm">
            <draw:text-box>
              <text:p text:style-name="P23"><text:span text:style-name="T13">y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102" draw:text-style-name="P20" draw:layer="layout" svg:x1="20.5cm" svg:y1="5.186cm" svg:x2="19.703cm" svg:y2="5.186cm">
            <text:p/>
          </draw:line>
          <draw:g>
            <draw:circle draw:style-name="gr215" draw:text-style-name="P18" draw:layer="layout" svg:width="0.566cm" svg:height="0.566cm" svg:x="17.129cm" svg:y="2.003cm">
              <text:p/>
            </draw:circle>
            <draw:line draw:style-name="gr216" draw:text-style-name="P18" draw:layer="layout" svg:x1="17.263cm" svg:y1="2.287cm" svg:x2="17.563cm" svg:y2="2.287cm">
              <text:p/>
            </draw:line>
            <draw:line draw:style-name="gr217" draw:text-style-name="P18" draw:layer="layout" svg:x1="17.411cm" svg:y1="2.135cm" svg:x2="17.411cm" svg:y2="2.435cm">
              <text:p/>
            </draw:line>
          </draw:g>
          <draw:line draw:style-name="gr192" draw:text-style-name="P20" draw:layer="layout" svg:x1="17.693cm" svg:y1="2.302cm" svg:x2="17.895cm" svg:y2="2.30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2" svg:font-family="'Noto Sans'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Noto Sans1" svg:font-family="'Noto Sans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335" draw:display-name="Dashed (var) 1335" draw:style="rect" draw:dots1="1" draw:dots1-length="0.006cm" draw:dots2="1" draw:dots2-length="0.006cm" draw:distance="0.006cm"/>
    <draw:stroke-dash draw:name="Dashed_20__28_var_29__20_1336" draw:display-name="Dashed (var) 1336" draw:style="rect" draw:dots1="1" draw:dots1-length="0.006cm" draw:dots2="1" draw:dots2-length="0.006cm" draw:distance="0.006cm"/>
    <draw:stroke-dash draw:name="Dashed_20__28_var_29__20_1337" draw:display-name="Dashed (var) 1337" draw:style="rect" draw:dots1="1" draw:dots1-length="0.006cm" draw:dots2="1" draw:dots2-length="0.006cm" draw:distance="0.006cm"/>
    <draw:stroke-dash draw:name="Dashed_20__28_var_29__20_1343" draw:display-name="Dashed (var) 1343" draw:style="rect" draw:dots1="1" draw:dots1-length="0.006cm" draw:dots2="1" draw:dots2-length="0.006cm" draw:distance="0.006cm"/>
    <draw:stroke-dash draw:name="Dashed_20__28_var_29__20_1344" draw:display-name="Dashed (var) 1344" draw:style="rect" draw:dots1="1" draw:dots1-length="0.006cm" draw:dots2="1" draw:dots2-length="0.006cm" draw:distance="0.006cm"/>
    <draw:stroke-dash draw:name="Dashed_20__28_var_29__20_1351" draw:display-name="Dashed (var) 1351" draw:style="rect" draw:dots1="1" draw:dots1-length="0.006cm" draw:dots2="1" draw:dots2-length="0.006cm" draw:distance="0.006cm"/>
    <draw:stroke-dash draw:name="Dashed_20__28_var_29__20_1352" draw:display-name="Dashed (var) 1352" draw:style="rect" draw:dots1="1" draw:dots1-length="0.006cm" draw:dots2="1" draw:dots2-length="0.006cm" draw:distance="0.006cm"/>
    <draw:stroke-dash draw:name="Dashed_20__28_var_29__20_1354" draw:display-name="Dashed (var) 1354" draw:style="rect" draw:dots1="1" draw:dots1-length="0.006cm" draw:dots2="1" draw:dots2-length="0.006cm" draw:distance="0.006cm"/>
    <draw:stroke-dash draw:name="Dashed_20__28_var_29__20_1357" draw:display-name="Dashed (var) 1357" draw:style="rect" draw:dots1="1" draw:dots1-length="0.006cm" draw:dots2="1" draw:dots2-length="0.006cm" draw:distance="0.006cm"/>
    <draw:stroke-dash draw:name="Dashed_20__28_var_29__20_1379" draw:display-name="Dashed (var) 1379" draw:style="rect" draw:dots1="1" draw:dots1-length="0.02cm" draw:dots2="1" draw:dots2-length="0.02cm" draw:distance="0.02cm"/>
    <draw:stroke-dash draw:name="Dashed_20__28_var_29__20_1385" draw:display-name="Dashed (var) 1385" draw:style="rect" draw:dots1="1" draw:dots1-length="0.02cm" draw:dots2="1" draw:dots2-length="0.02cm" draw:distance="0.02cm"/>
    <draw:stroke-dash draw:name="Dashed_20__28_var_29__20_1386" draw:display-name="Dashed (var) 1386" draw:style="rect" draw:dots1="1" draw:dots1-length="0.02cm" draw:dots2="1" draw:dots2-length="0.02cm" draw:distance="0.02cm"/>
    <draw:stroke-dash draw:name="Dashed_20__28_var_29__20_1387" draw:display-name="Dashed (var) 1387" draw:style="rect" draw:dots1="1" draw:dots1-length="0.02cm" draw:dots2="1" draw:dots2-length="0.02cm" draw:distance="0.02cm"/>
    <draw:stroke-dash draw:name="Dashed_20__28_var_29__20_1397" draw:display-name="Dashed (var) 1397" draw:style="rect" draw:dots1="1" draw:dots1-length="0.02cm" draw:dots2="1" draw:dots2-length="0.02cm" draw:distance="0.02cm"/>
    <draw:stroke-dash draw:name="Dashed_20__28_var_29__20_1399" draw:display-name="Dashed (var) 1399" draw:style="rect" draw:dots1="1" draw:dots1-length="0.02cm" draw:dots2="1" draw:dots2-length="0.02cm" draw:distance="0.02cm"/>
    <draw:stroke-dash draw:name="Dashed_20__28_var_29__20_1400" draw:display-name="Dashed (var) 1400" draw:style="rect" draw:dots1="1" draw:dots1-length="0.02cm" draw:dots2="1" draw:dots2-length="0.02cm" draw:distance="0.02cm"/>
    <draw:stroke-dash draw:name="Dashed_20__28_var_29__20_1401" draw:display-name="Dashed (var) 1401" draw:style="rect" draw:dots1="1" draw:dots1-length="0.02cm" draw:dots2="1" draw:dots2-length="0.02cm" draw:distance="0.02cm"/>
    <draw:stroke-dash draw:name="Dashed_20__28_var_29__20_1402" draw:display-name="Dashed (var) 1402" draw:style="rect" draw:dots1="1" draw:dots1-length="0.02cm" draw:dots2="1" draw:dots2-length="0.02cm" draw:distance="0.02cm"/>
    <draw:stroke-dash draw:name="Dashed_20__28_var_29__20_1403" draw:display-name="Dashed (var) 1403" draw:style="rect" draw:dots1="1" draw:dots1-length="0.02cm" draw:dots2="1" draw:dots2-length="0.02cm" draw:distance="0.02cm"/>
    <draw:stroke-dash draw:name="Dashed_20__28_var_29__20_1404" draw:display-name="Dashed (var) 1404" draw:style="rect" draw:dots1="1" draw:dots1-length="0.02cm" draw:dots2="1" draw:dots2-length="0.02cm" draw:distance="0.02cm"/>
    <draw:stroke-dash draw:name="Dashed_20__28_var_29__20_1405" draw:display-name="Dashed (var) 1405" draw:style="rect" draw:dots1="1" draw:dots1-length="0.02cm" draw:dots2="1" draw:dots2-length="0.02cm" draw:distance="0.02cm"/>
    <draw:stroke-dash draw:name="Dashed_20__28_var_29__20_1406" draw:display-name="Dashed (var) 1406" draw:style="rect" draw:dots1="1" draw:dots1-length="0.02cm" draw:dots2="1" draw:dots2-length="0.02cm" draw:distance="0.02cm"/>
    <draw:stroke-dash draw:name="Dashed_20__28_var_29__20_1407" draw:display-name="Dashed (var) 1407" draw:style="rect" draw:dots1="1" draw:dots1-length="0.02cm" draw:dots2="1" draw:dots2-length="0.02cm" draw:distance="0.02cm"/>
    <draw:stroke-dash draw:name="Dashed_20__28_var_29__20_1408" draw:display-name="Dashed (var) 1408" draw:style="rect" draw:dots1="1" draw:dots1-length="0.02cm" draw:dots2="1" draw:dots2-length="0.02cm" draw:distance="0.02cm"/>
    <draw:stroke-dash draw:name="Dashed_20__28_var_29__20_1409" draw:display-name="Dashed (var) 1409" draw:style="rect" draw:dots1="1" draw:dots1-length="0.02cm" draw:dots2="1" draw:dots2-length="0.02cm" draw:distance="0.02cm"/>
    <draw:stroke-dash draw:name="Dashed_20__28_var_29__20_1410" draw:display-name="Dashed (var) 1410" draw:style="rect" draw:dots1="1" draw:dots1-length="0.02cm" draw:dots2="1" draw:dots2-length="0.02cm" draw:distance="0.02cm"/>
    <draw:stroke-dash draw:name="Dashed_20__28_var_29__20_1411" draw:display-name="Dashed (var) 1411" draw:style="rect" draw:dots1="1" draw:dots1-length="0.02cm" draw:dots2="1" draw:dots2-length="0.02cm" draw:distance="0.02cm"/>
    <draw:stroke-dash draw:name="Dashed_20__28_var_29__20_1412" draw:display-name="Dashed (var) 1412" draw:style="rect" draw:dots1="1" draw:dots1-length="0.02cm" draw:dots2="1" draw:dots2-length="0.02cm" draw:distance="0.02cm"/>
    <draw:stroke-dash draw:name="Dashed_20__28_var_29__20_1413" draw:display-name="Dashed (var) 1413" draw:style="rect" draw:dots1="1" draw:dots1-length="0.02cm" draw:dots2="1" draw:dots2-length="0.02cm" draw:distance="0.02cm"/>
    <draw:stroke-dash draw:name="Dashed_20__28_var_29__20_1414" draw:display-name="Dashed (var) 1414" draw:style="rect" draw:dots1="1" draw:dots1-length="0.02cm" draw:dots2="1" draw:dots2-length="0.02cm" draw:distance="0.02cm"/>
    <draw:stroke-dash draw:name="Dashed_20__28_var_29__20_1415" draw:display-name="Dashed (var) 1415" draw:style="rect" draw:dots1="1" draw:dots1-length="0.02cm" draw:dots2="1" draw:dots2-length="0.02cm" draw:distance="0.02cm"/>
    <draw:stroke-dash draw:name="Fine_20_Dashed" draw:display-name="Fine Dashed" draw:style="rect" draw:dots1="1" draw:dots1-length="100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Münker</meta:initial-creator>
    <meta:creation-date>2011-03-30T15:43:59.33</meta:creation-date>
    <dc:date>2020-05-15T15:02:33.957000000</dc:date>
    <meta:editing-duration>P13DT2H4M31S</meta:editing-duration>
    <meta:editing-cycles>162</meta:editing-cycles>
    <meta:generator>LibreOffice/5.4.7.2$Windows_X86_64 LibreOffice_project/c838ef25c16710f8838b1faec480ebba495259d0</meta:generator>
    <meta:document-statistic meta:object-count="554"/>
  </office:meta>
</office:document-meta>
</file>

<file path=Object 1/content.xml><?xml version="1.0" encoding="utf-8"?>
<math xmlns="http://www.w3.org/1998/Math/MathML" display="block">
  <semantics>
    <mfrac>
      <msup>
        <mi>z</mi>
        <mrow>
          <mo stretchy="false">−</mo>
          <mn>1</mn>
        </mrow>
      </msup>
      <mrow>
        <mrow>
          <mn>1</mn>
          <mo stretchy="false">−</mo>
          <msub>
            <mi>k</mi>
            <mn>1</mn>
          </msub>
        </mrow>
        <msup>
          <mi>z</mi>
          <mrow>
            <mo stretchy="false">−</mo>
            <mn>1</mn>
          </mrow>
        </msup>
      </mrow>
    </mfrac>
    <annotation encoding="StarMath 5.0">{z^{-1}}over{1-k_1 z^{-1}}</annotation>
  </semantics>
</math>
</file>

<file path=Object 2/content.xml><?xml version="1.0" encoding="utf-8"?>
<math xmlns="http://www.w3.org/1998/Math/MathML">
  <semantics>
    <mfrac>
      <msup>
        <mi>z</mi>
        <mrow>
          <mo stretchy="false">−</mo>
          <mn>1</mn>
        </mrow>
      </msup>
      <mrow>
        <mrow>
          <mn>1</mn>
          <mo stretchy="false">−</mo>
          <msub>
            <mi>k</mi>
            <mn>1</mn>
          </msub>
        </mrow>
        <msup>
          <mi>z</mi>
          <mrow>
            <mo stretchy="false">−</mo>
            <mn>1</mn>
          </mrow>
        </msup>
      </mrow>
    </mfrac>
    <annotation encoding="StarMath 5.0">{z^{-1}}over{1-k_1 z^{-1}}</annotation>
  </semantics>
</math>
</file>